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B200000684A819B154.png" manifest:media-type="image/png"/>
  <manifest:file-entry manifest:full-path="Pictures/10000000000008AD00000681A1429E48.png" manifest:media-type="image/png"/>
  <manifest:file-entry manifest:full-path="Pictures/200000B40000292C00000262DDC57351.wmf" manifest:media-type=""/>
  <manifest:file-entry manifest:full-path="Pictures/2000001300002F07000023D19330F8D5.wmf" manifest:media-type="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Pictures/10000000000000640000004701AAA3227D14AF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alibri" svg:font-family="Calibri"/>
    <style:font-face style:name="Consolas2" svg:font-family="Consolas"/>
    <style:font-face style:name="Consolas" svg:font-family="Consolas, 'Lucida Console'"/>
    <style:font-face style:name="DejaVu Sans2" svg:font-family="'DejaVu Sans'"/>
    <style:font-face style:name="Times New Roman1" svg:font-family="'Times New Roman'"/>
    <style:font-face style:name="Arial4" svg:font-family="Arial" style:font-family-generic="modern"/>
    <style:font-face style:name="DejaVu Sans Mono" svg:font-family="'DejaVu Sans Mono'" style:font-family-generic="modern"/>
    <style:font-face style:name="Arial5" svg:font-family="Arial" style:font-family-generic="roman"/>
    <style:font-face style:name="Liberation Sans3" svg:font-family="'Liberation Sans'" style:font-family-generic="roman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Noklusējuma_5f_1" style:list-style-name="L8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3" style:family="graphic" style:parent-style-name="Noklusējuma_5f_1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gr4" style:family="graphic" style:parent-style-name="Noklusējuma_5f_1" style:list-style-name="L7">
      <style:graphic-properties draw:stroke="none" svg:stroke-width="0cm" draw:fill="none" draw:textarea-vertical-align="bottom" draw:auto-grow-height="false" draw:fit-to-size="false" fo:min-height="1.14cm" fo:min-width="5.333cm" fo:padding-top="0.13cm" fo:padding-bottom="0.13cm" fo:padding-left="0.25cm" fo:padding-right="0.25cm" fo:wrap-option="wrap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1.146cm" fo:padding-top="0.125cm" fo:padding-bottom="0.125cm" fo:padding-left="0.25cm" fo:padding-right="0.25cm" fo:wrap-option="wrap"/>
    </style:style>
    <style:style style:name="gr6" style:family="graphic" style:parent-style-name="standard" style:list-style-name="L10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7" style:family="graphic" style:parent-style-name="Noklusējuma_5f_1" style:list-style-name="L8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8" style:family="graphic" style:parent-style-name="Noklusējuma_5f_1" style:list-style-name="L7">
      <style:graphic-properties draw:stroke="none" svg:stroke-width="0cm" draw:fill="none" draw:textarea-vertical-align="bottom" draw:auto-grow-height="false" draw:fit-to-size="false" fo:min-height="1.14cm" fo:min-width="5.334cm" fo:padding-top="0.13cm" fo:padding-bottom="0.13cm" fo:padding-left="0.25cm" fo:padding-right="0.25cm" fo:wrap-option="wrap"/>
    </style:style>
    <style:style style:name="gr9" style:family="graphic" style:parent-style-name="Noklusējuma_5f_1" style:list-style-name="L8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0" style:family="graphic" style:parent-style-name="Noklusējuma_5f_1">
      <style:graphic-properties draw:stroke="none" svg:stroke-width="0cm" draw:fill="none" draw:textarea-vertical-align="top" draw:auto-grow-height="false" draw:fit-to-size="false" fo:min-height="14.329cm" fo:min-width="12.392cm" fo:padding-top="0.125cm" fo:padding-bottom="0.125cm" fo:padding-left="0.25cm" fo:padding-right="0.25cm" fo:wrap-option="wrap"/>
    </style:style>
    <style:style style:name="gr11" style:family="graphic" style:parent-style-name="Noklusējuma_5f_1">
      <style:graphic-properties draw:stroke="none" svg:stroke-width="0cm" draw:fill="none" draw:textarea-vertical-align="top" draw:auto-grow-height="false" draw:fit-to-size="false" fo:min-height="14.329cm" fo:min-width="12.396cm" fo:padding-top="0.125cm" fo:padding-bottom="0.125cm" fo:padding-left="0.25cm" fo:padding-right="0.25cm" fo:wrap-option="wrap"/>
    </style:style>
    <style:style style:name="gr12" style:family="graphic" style:parent-style-name="Noklusējuma_5f_1" style:list-style-name="L7">
      <style:graphic-properties draw:stroke="none" svg:stroke-width="0cm" draw:fill="none" draw:textarea-vertical-align="bottom" draw:auto-grow-height="false" draw:fit-to-size="false" fo:min-height="1.14cm" fo:min-width="5.334cm" fo:padding-top="0.13cm" fo:padding-bottom="0.13cm" fo:padding-left="0.25cm" fo:padding-right="0.25cm" fo:wrap-option="wrap"/>
    </style:style>
    <style:style style:name="gr13" style:family="graphic" style:parent-style-name="Noklusējuma_5f_1" style:list-style-name="L8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4" style:family="graphic" style:parent-style-name="Noklusējuma_5f_1" style:list-style-name="L7">
      <style:graphic-properties draw:stroke="none" svg:stroke-width="0cm" draw:fill="none" draw:textarea-vertical-align="bottom" draw:auto-grow-height="false" draw:fit-to-size="false" fo:min-height="1.14cm" fo:min-width="5.333cm" fo:padding-top="0.13cm" fo:padding-bottom="0.13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1.14cm" fo:min-width="5.334cm" fo:padding-top="0.13cm" fo:padding-bottom="0.13cm" fo:padding-left="0.25cm" fo:padding-right="0.25cm" fo:wrap-option="wrap"/>
    </style:style>
    <style:style style:name="gr18" style:family="graphic" style:parent-style-name="standard" style:list-style-name="L8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16.084cm" fo:min-width="26.334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1.14cm" fo:min-width="5.334cm" fo:padding-top="0.13cm" fo:padding-bottom="0.13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1.14cm" fo:min-width="5.333cm" fo:padding-top="0.13cm" fo:padding-bottom="0.13cm" fo:padding-left="0.25cm" fo:padding-right="0.25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1.14cm" fo:min-width="5.333cm" fo:padding-top="0.13cm" fo:padding-bottom="0.13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6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30" style:family="graphic" style:parent-style-name="Noklusējuma_5f_1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31" style:family="graphic" style:parent-style-name="Noklusējuma_5f_1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32" style:family="graphic" style:parent-style-name="Noklusējuma_5f_1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35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37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38" style:family="graphic" style:parent-style-name="Noklusējuma_5f_1" style:list-style-name="L7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title">
      <style:graphic-properties draw:auto-grow-height="true" fo:min-height="2.404cm"/>
    </style:style>
    <style:style style:name="pr6" style:family="presentation" style:parent-style-name="_35__5f_Basic_20_Layout-outline1">
      <style:graphic-properties fo:min-height="16.006cm"/>
    </style:style>
    <style:style style:name="pr7" style:family="presentation" style:parent-style-name="_35__5f_Basic_20_Layout-notes">
      <style:graphic-properties draw:fill-color="#ffffff" draw:auto-grow-height="true" fo:min-height="13.363cm"/>
    </style:style>
    <style:style style:name="pr8" style:family="presentation" style:parent-style-name="JTM-title">
      <style:graphic-properties draw:auto-grow-height="true" fo:min-height="2.465cm"/>
    </style:style>
    <style:style style:name="pr9" style:family="presentation" style:parent-style-name="JTM-notes">
      <style:graphic-properties draw:fill-color="#ffffff" draw:auto-grow-height="true" fo:min-height="13.364cm"/>
    </style:style>
    <style:style style:name="pr10" style:family="presentation" style:parent-style-name="Basic_20_Layout-title">
      <style:graphic-properties fo:min-height="1.851cm"/>
    </style:style>
    <style:style style:name="pr11" style:family="presentation" style:parent-style-name="Basic_20_Layout-notes">
      <style:graphic-properties draw:fill-color="#ffffff" draw:auto-grow-height="true" fo:min-height="13.363cm"/>
    </style:style>
    <style:style style:name="pr12" style:family="presentation" style:parent-style-name="Basic_20_Layou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cm" fo:padding-right="0.254cm" fo:wrap-option="wrap"/>
    </style:style>
    <style:style style:name="pr13" style:family="presentation" style:parent-style-name="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14" style:family="presentation" style:parent-style-name="Basic_20_Layout-notes" style:list-style-name="L12">
      <style:graphic-properties draw:stroke="none" svg:stroke-width="0cm" draw:fill="none" draw:fill-color="#ffffff" draw:textarea-vertical-align="top" draw:auto-grow-height="false" draw:fit-to-size="shrink-to-fit" fo:min-height="11.62cm" fo:padding-top="0.129cm" fo:padding-bottom="0.129cm" fo:padding-left="0.259cm" fo:padding-right="0.259cm" fo:wrap-option="wrap"/>
    </style:style>
    <style:style style:name="pr15" style:family="presentation" style:parent-style-name="Basic_20_Layout-backgroundobjects" style:list-style-name="L7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6" style:family="presentation" style:parent-style-name="Basic_20_Layout-backgroundobjects" style:list-style-name="L7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7" style:family="presentation" style:parent-style-name="Basic_20_Layout-backgroundobjects" style:list-style-name="L7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18" style:family="presentation" style:parent-style-name="Basic_20_Layout-title">
      <style:graphic-properties fo:min-height="2.465cm"/>
    </style:style>
    <style:style style:name="pr19" style:family="presentation" style:parent-style-name="Basic_20_Layout-outline1">
      <style:graphic-properties fo:min-height="16.006cm"/>
    </style:style>
    <style:style style:name="pr20" style:family="presentation" style:parent-style-name="Basic_20_Layout-title">
      <style:graphic-properties draw:auto-grow-height="true" fo:min-height="2.404cm"/>
    </style:style>
    <style:style style:name="pr21" style:family="presentation" style:parent-style-name="Basic_20_Layout-outline1">
      <style:graphic-properties fo:min-height="11.929cm"/>
    </style:style>
    <style:style style:name="pr22" style:family="presentation" style:parent-style-name="Basic_20_Layout-title">
      <style:graphic-properties draw:auto-grow-height="true" fo:min-height="2.465cm"/>
    </style:style>
    <style:style style:name="pr23" style:family="presentation" style:parent-style-name="Basic_20_Layout-title">
      <style:graphic-properties fo:min-height="3.701cm"/>
    </style:style>
    <style:style style:name="pr24" style:family="presentation" style:parent-style-name="Basic_20_Layout-outline1">
      <style:graphic-properties fo:min-height="5.558cm"/>
    </style:style>
    <style:style style:name="pr25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6" style:family="presentation" style:parent-style-name="_34__5f_Custom_20_Layout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text-align="start" style:font-independent-line-spacing="true"/>
      <style:text-properties fo:font-size="19.3999996185303pt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size="28.1000003814697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4" style:family="paragraph">
      <style:paragraph-properties fo:text-align="start" style:font-independent-line-spacing="true"/>
      <style:text-properties fo:font-size="19.8999996185303pt"/>
    </style:style>
    <style:style style:name="P15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P16" style:family="paragraph">
      <style:paragraph-properties fo:line-height="125%"/>
    </style:style>
    <style:style style:name="P17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text-align="start" style:font-independent-line-spacing="true"/>
      <style:text-properties fo:font-size="26pt"/>
    </style:style>
    <style:style style:name="P19" style:family="paragraph">
      <style:paragraph-properties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margin-left="0cm" fo:margin-right="0cm" fo:margin-top="0.169cm" fo:margin-bottom="0cm" fo:line-height="100%" fo:text-align="start" fo:text-indent="0.17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69cm" fo:margin-bottom="0cm" fo:line-height="100%" fo:text-align="start" fo:text-indent="0.176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cm" fo:margin-bottom="0cm" fo:text-align="start" style:font-independent-line-spacing="true"/>
      <style:text-properties fo:font-size="20.7000007629395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5pt" style:font-size-asian="14pt" style:font-size-complex="14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5pt" style:font-size-asian="14pt" style:font-size-complex="14pt"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5pt" style:font-size-asian="14pt" style:font-size-complex="14pt" fo:hyphenate="false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5pt" style:font-size-asian="14pt" style:font-size-complex="14pt" fo:hyphenate="false"/>
    </style:style>
    <style:style style:name="P30" style:family="paragraph">
      <style:paragraph-properties fo:line-height="100%" fo:text-align="start"/>
    </style:style>
    <style:style style:name="P31" style:family="paragraph">
      <style:paragraph-properties fo:margin-left="0cm" fo:margin-right="0cm" fo:margin-top="0cm" fo:margin-bottom="0.5cm" fo:text-indent="0cm"/>
    </style:style>
    <style:style style:name="P32" style:family="paragraph">
      <style:paragraph-properties fo:margin-left="0cm" fo:margin-right="0cm" fo:margin-top="0cm" fo:margin-bottom="0.5cm" fo:text-indent="0cm"/>
      <style:text-properties fo:font-weight="bold" style:font-weight-asian="bold" style:font-weight-complex="bold"/>
    </style:style>
    <style:style style:name="P33" style:family="paragraph">
      <style:text-properties style:font-name="DejaVu Sans Mono1" fo:font-size="22pt" style:font-size-asian="22pt" style:font-size-complex="22pt"/>
    </style:style>
    <style:style style:name="P34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35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36" style:family="paragraph">
      <style:text-properties style:font-name="DejaVu Sans Mono1" fo:font-size="20pt" style:font-size-asian="20pt" style:font-size-complex="20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38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5pt"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DejaVu Sans Mono1" fo:font-size="28pt" style:font-size-asian="28pt" style:font-size-complex="28pt"/>
    </style:style>
    <style:style style:name="T8" style:family="text">
      <style:text-properties fo:color="#000000" style:font-name="DejaVu Sans Mono1" fo:font-size="28pt" style:font-size-asian="28pt" style:font-size-complex="28pt"/>
    </style:style>
    <style:style style:name="T9" style:family="text">
      <style:text-properties fo:color="#007800" style:font-name="DejaVu Sans Mono1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800000" style:font-name="DejaVu Sans Mono1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3344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15" style:family="text">
      <style:text-properties fo:font-variant="normal" fo:text-transform="none" fo:color="#003344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20.7000007629395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font-size="20.700000762939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7800" style:text-line-through-style="none" style:text-line-through-type="none" style:text-position="0% 100%" style:font-name="DejaVu Sans Mono1" fo:font-size="20pt" fo:letter-spacing="normal" fo:font-style="normal" style:text-underline-style="none" fo:font-weight="bold" style:font-name-asian="Consolas2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2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cc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2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3300ff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2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Consolas2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color="#000000" style:font-name="Liberation Sans" fo:font-size="32pt" fo:font-weight="bold" style:letter-kerning="true" style:font-name-asian="WenQuanYi Micro Hei" style:font-size-asian="32pt" style:font-weight-asian="bold" style:font-name-complex="Lohit Hindi" style:font-size-complex="32pt" style:font-weight-complex="bold"/>
    </style:style>
    <style:style style:name="T24" style:family="text">
      <style:text-properties fo:font-size="80pt" style:font-size-asian="80pt" style:font-size-complex="80pt"/>
    </style:style>
    <style:style style:name="T25" style:family="text">
      <style:text-properties fo:color="#007800" style:font-name="DejaVu Sans Mono1" fo:font-weight="bold" style:font-weight-asian="bold" style:font-weight-complex="bold"/>
    </style:style>
    <style:style style:name="T26" style:family="text">
      <style:text-properties fo:color="#000000" style:font-name="DejaVu Sans Mono1"/>
    </style:style>
    <style:style style:name="T27" style:family="text">
      <style:text-properties fo:color="#333399" style:font-name="DejaVu Sans Mono1" fo:font-weight="bold" style:font-weight-asian="bold" style:font-weight-complex="bold"/>
    </style:style>
    <style:style style:name="T28" style:family="text">
      <style:text-properties fo:color="#0055aa" style:font-name="DejaVu Sans Mono1" fo:font-weight="bold" style:font-weight-asian="bold" style:font-weight-complex="bold"/>
    </style:style>
    <style:style style:name="T29" style:family="text">
      <style:text-properties fo:color="#0000cc" style:font-name="DejaVu Sans Mono1"/>
    </style:style>
    <style:style style:name="T30" style:family="text">
      <style:text-properties style:font-name="DejaVu Sans Mono1"/>
    </style:style>
    <style:style style:name="T31" style:family="text">
      <style:text-properties fo:color="#007800" style:font-name="DejaVu Sans Mono1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000000" style:font-name="DejaVu Sans Mono1" fo:font-size="16pt" style:font-size-asian="16pt" style:font-size-complex="16pt"/>
    </style:style>
    <style:style style:name="T33" style:family="text">
      <style:text-properties fo:color="#333399" style:font-name="DejaVu Sans Mono1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55aa" style:font-name="DejaVu Sans Mono1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0000cc" style:font-name="DejaVu Sans Mono1" fo:font-size="16pt" style:font-size-asian="16pt" style:font-size-complex="16pt"/>
    </style:style>
    <style:style style:name="T36" style:family="text">
      <style:text-properties style:font-name="DejaVu Sans Mono1" fo:font-size="16pt" style:font-size-asian="16pt" style:font-size-complex="16pt"/>
    </style:style>
    <style:style style:name="T37" style:family="text">
      <style:text-properties fo:color="#0000dd" style:font-name="DejaVu Sans Mono1" fo:font-weight="bold" style:font-weight-asian="bold" style:font-weight-complex="bold"/>
    </style:style>
    <style:style style:name="T38" style:family="text">
      <style:text-properties fo:color="#007800" style:font-name="DejaVu Sans Mono1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0000" style:font-name="DejaVu Sans Mono1" fo:font-size="22pt" style:font-size-asian="22pt" style:font-size-complex="22pt"/>
    </style:style>
    <style:style style:name="T40" style:family="text">
      <style:text-properties fo:color="#333399" style:font-name="DejaVu Sans Mono1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0055aa" style:font-name="DejaVu Sans Mono1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9900ff" style:font-name="DejaVu Sans Mono1" fo:font-size="22pt" fo:font-weight="bold" style:font-size-asian="22pt" style:font-weight-asian="bold" style:font-size-complex="22pt" style:font-weight-complex="bold"/>
    </style:style>
    <style:style style:name="T43" style:family="text">
      <style:text-properties style:font-name="DejaVu Sans Mono1" fo:font-size="22pt" style:font-size-asian="22pt" style:font-size-complex="22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8" style:family="text">
      <style:text-properties style:font-name="DejaVu Sans Mono1" fo:font-size="20pt" style:font-size-asian="20pt" style:font-size-complex="20pt"/>
    </style:style>
    <style:style style:name="T49" style:family="text">
      <style:text-properties fo:color="#000000" style:font-name="DejaVu Sans Mono1" fo:font-size="20pt" style:font-size-asian="20pt" style:font-size-complex="20pt"/>
    </style:style>
    <style:style style:name="T50" style:family="text">
      <style:text-properties fo:color="#800000" style:font-name="DejaVu Sans Mono1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00cc" style:font-name="DejaVu Sans Mono1" fo:font-size="20pt" style:font-size-asian="20pt" style:font-size-complex="20pt"/>
    </style:style>
    <style:style style:name="T52" style:family="text">
      <style:text-properties fo:color="#0000dd" style:font-name="DejaVu Sans Mono1" fo:font-size="20pt" fo:font-weight="bold" style:font-size-asian="20pt" style:font-weight-asian="bold" style:font-size-complex="20pt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name-asian="DejaVu Sans2" style:font-size-asian="32pt" style:font-style-asian="italic" style:font-weight-asian="normal" style:font-name-complex="DejaVu Sans2" style:font-size-complex="32pt" style:font-style-complex="italic" style:font-weight-complex="normal"/>
    </style:style>
    <style:style style:name="T54" style:family="text">
      <style:text-properties fo:color="#ff5600" style:font-name="Consolas" fo:font-size="26pt" style:font-size-asian="26pt" style:font-size-complex="26pt"/>
    </style:style>
    <style:style style:name="T55" style:family="text">
      <style:text-properties style:font-name="Consolas" fo:font-size="26pt" style:font-size-asian="26pt" style:font-size-complex="26pt"/>
    </style:style>
    <style:style style:name="T56" style:family="text">
      <style:text-properties fo:color="#006699" style:font-name="Consolas" fo:font-size="26pt" fo:font-weight="bold" style:font-size-asian="26pt" style:font-weight-asian="bold" style:font-size-complex="26pt" style:font-weight-complex="bold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color="#666666" style:font-name="Consolas" fo:font-size="26pt" style:font-size-asian="26pt" style:font-size-complex="26pt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DejaVu Sans Mono1" fo:font-size="24pt" fo:letter-spacing="normal" fo:font-style="normal" style:text-underline-style="none" style:font-name-asian="DejaVu Sans2" style:font-size-asian="24pt" style:font-style-asian="normal" style:font-name-complex="DejaVu Sans2" style:font-size-complex="24pt" style:font-style-complex="normal"/>
    </style:style>
    <style:style style:name="T64" style:family="text">
      <style:text-properties fo:font-variant="normal" fo:text-transform="none" fo:color="#0000cc" style:text-line-through-style="none" style:text-line-through-type="none" style:text-position="0% 100%" style:font-name="DejaVu Sans Mono1" fo:font-size="24pt" fo:letter-spacing="normal" fo:font-style="normal" style:text-underline-style="none" style:font-name-asian="DejaVu Sans2" style:font-size-asian="24pt" style:font-style-asian="normal" style:font-name-complex="DejaVu Sans2" style:font-size-complex="24pt" style:font-style-complex="normal"/>
    </style:style>
    <style:style style:name="T65" style:family="text">
      <style:text-properties fo:font-variant="normal" fo:text-transform="none" fo:color="#800000" style:text-line-through-style="none" style:text-line-through-type="none" style:text-position="0% 100%" style:font-name="DejaVu Sans Mono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style:font-name-asian="DejaVu Sans2" style:font-size-asian="32pt" style:font-style-asian="normal" style:font-name-complex="DejaVu Sans2" style:font-size-complex="32pt" style:font-style-complex="normal"/>
    </style:style>
    <style:style style:name="T67" style:family="text">
      <style:text-properties fo:font-variant="normal" fo:text-transform="none" fo:color="#6543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DejaVu Sans Mono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9" style:family="text">
      <style:text-properties fo:font-variant="normal" fo:text-transform="none" fo:color="#0078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70" style:family="text">
      <style:text-properties fo:font-variant="normal" fo:text-transform="none" fo:color="#333399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71" style:family="text">
      <style:text-properties style:text-position="super 58%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74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9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61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33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33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3cm" text:min-label-width="0.9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 2.0:</text:span><text:span text:style-name="T1"><text:line-break/></text:span><text:span text:style-name="T1">Java</text:span><text:span text:style-name="T1"><text:line-break/></text:span><text:span text:style-name="T1">Lecture 20: </text:span><text:span text:style-name="T2">Java 8</text:span></text:p>
          </draw:text-box>
        </draw:frame>
        <presentation:notes draw:style-name="dp2">
          <draw:frame draw:name="Slide Number Placeholder 3" presentation:style-name="pr2" draw:text-style-name="P4" draw:layer="layout" svg:width="9.099cm" svg:height="1.484cm" svg:x="11.895cm" svg:y="28.2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2" draw:text-style-name="P6" draw:layer="layout" svg:width="9.099cm" svg:height="1.484cm" svg:x="0cm" svg:y="28.21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3" draw:text-style-name="P6" draw:layer="layout" svg:width="9.099cm" svg:height="1.484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20" draw:style-name="gr1" draw:layer="layout" svg:width="16.514cm" svg:height="11.995cm" svg:x="3.419cm" svg:y="2.431cm" draw:page-number="1" presentation:class="page"/>
          <draw:frame draw:name="Notes Placeholder 21" presentation:style-name="pr4" draw:text-style-name="P9" draw:layer="layout" svg:width="16.799cm" svg:height="13.364cm" svg:x="2.105cm" svg:y="14.113cm" presentation:class="notes" presentation:user-transformed="true">
            <draw:text-box>
              <text:p text:style-name="P7"><text:span text:style-name="T4">Faculty Notes:</text:span></text:p>
              <text:p text:style-name="P8"><text:span text:style-name="T5">Introduce yourself.</text:span></text:p>
              <text:p text:style-name="P8"><text:span text:style-name="T5">Introduce the module and time frame: 2 hours, 15 minutes.</text:span></text:p>
              <text:p text:style-name="P8"><text:span text:style-name="T5"/></text:p>
              <text:p text:style-name="P8"><text:span text:style-name="T5"/></text:p>
              <text:p text:style-name="P8"><text:span text:style-name="T4">Participant Notes:</text:span></text:p>
              <text:p text:style-name="P8"><text:span text:style-name="T5">N/A</text:span></text:p>
            </draw:text-box>
          </draw:frame>
        </presentation:notes>
      </draw:page>
      <draw:page draw:name="page2" draw:style-name="dp1" draw:master-page-name="_35__5f_Basic_20_Layout" presentation:presentation-page-layout-name="AL2T1">
        <office:forms form:automatic-focus="false" form:apply-design-mode="false"/>
        <draw:frame presentation:style-name="pr5" draw:text-style-name="P10" draw:layer="layout" svg:width="26.615cm" svg:height="2.404cm" svg:x="1.383cm" svg:y="0.952cm" presentation:class="title">
          <draw:text-box>
            <text:p><text:span text:style-name="T6">Agenda</text:span></text:p>
          </draw:text-box>
        </draw:frame>
        <draw:frame presentation:style-name="pr6" draw:layer="layout" svg:width="25.212cm" svg:height="15.399cm" svg:x="1.423cm" svg:y="4.33cm" presentation:class="outline">
          <draw:text-box>
            <text:list text:style-name="L3">
              <text:list-item>
                <text:p>Java 7</text:p>
              </text:list-item>
              <text:list-item>
                <text:p>New features in Java 8</text:p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" presentation:class="page"/>
          <draw:frame presentation:style-name="pr7" draw:text-style-name="P11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9">
        <office:forms form:automatic-focus="false" form:apply-design-mode="false"/>
        <draw:frame presentation:style-name="pr8" draw:layer="layout" svg:width="25.199cm" svg:height="2.465cm" svg:x="1.217cm" svg:y="8.128cm" presentation:class="title" presentation:user-transformed="true">
          <draw:text-box>
            <text:p>… but let recap Java 7 before</text:p>
          </draw:text-box>
        </draw:frame>
        <presentation:notes draw:style-name="dp3">
          <draw:page-thumbnail draw:style-name="gr1" draw:layer="layout" svg:width="13.586cm" svg:height="11.136cm" svg:x="3.705cm" svg:y="2.256cm" draw:page-number="3" presentation:class="page"/>
          <draw:frame presentation:style-name="pr9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Basic_20_Layout" presentation:presentation-page-layout-name="AL2T1">
        <office:forms form:automatic-focus="false" form:apply-design-mode="false"/>
        <draw:custom-shape draw:name="TextShape 1" draw:style-name="gr2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4" draw:layer="layout" svg:width="26.254cm" svg:height="14.578cm" svg:x="1.165cm" svg:y="4.198cm">
          <text:p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15" draw:layer="layout" svg:width="5.832cm" svg:height="1.399cm" svg:x="22.166cm" svg:y="19.6cm">
          <text:p><text:page-number>&lt;number&gt;</text:page-number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presentation:style-name="pr10" draw:text-style-name="P10" draw:layer="layout" svg:width="25.199cm" svg:height="1.851cm" svg:x="1.4cm" svg:y="1.144cm" presentation:class="title" presentation:user-transformed="true">
          <draw:text-box>
            <text:p><text:span text:style-name="T6">The diamond operator</text:span></text:p>
          </draw:text-box>
        </draw:frame>
        <draw:frame presentation:style-name="Basic_20_Layout-outline1" draw:layer="layout" svg:width="25.212cm" svg:height="15.399cm" svg:x="1.423cm" svg:y="4.33cm" presentation:class="outline">
          <draw:text-box>
            <text:list text:style-name="L3">
              <text:list-item>
                <text:p>Instead of:</text:p>
                <text:p><text:span text:style-name="T7">HashMap&lt;String, Stack&lt;String&gt;&gt; map =</text:span></text:p>
              </text:list-item>
            </text:list>
            <text:p text:style-name="P16"><text:span text:style-name="T8"><text:s text:c="3"/></text:span><text:span text:style-name="T9">new</text:span><text:span text:style-name="T8"> HashMap&lt;String, Stack&lt;String&gt;&gt;();</text:span></text:p>
            <text:list text:continue-numbering="true" text:style-name="L3">
              <text:list-item>
                <text:p>you can write:</text:p>
                <text:p><text:span text:style-name="T7">HashMap&lt;String, Stack&lt;String&gt;&gt; map =</text:span></text:p>
              </text:list-item>
            </text:list>
            <text:p text:style-name="P16"><text:span text:style-name="T8"><text:s text:c="3"/></text:span><text:span text:style-name="T9">new</text:span><text:span text:style-name="T8"> HashMap</text:span><text:span text:style-name="T10">&lt;&gt;</text:span><text:span text:style-name="T8">;</text:span></text:p>
            <text:p text:style-name="P16"><text:span text:style-name="T8">Diamond operator is used to specify what type of data you are going to use in the Collections.</text:span></text:p>
          </draw:text-box>
        </draw:frame>
        <presentation:notes draw:style-name="dp3">
          <draw:page-thumbnail draw:style-name="gr1" draw:layer="layout" svg:width="13.921cm" svg:height="11.136cm" svg:x="3.538cm" svg:y="2.256cm" draw:page-number="4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Classes and Objects: Review" draw:style-name="dp1" draw:master-page-name="Basic_20_Layout">
        <office:forms form:automatic-focus="false" form:apply-design-mode="false"/>
        <draw:frame draw:name="Content Placeholder 7" presentation:style-name="pr12" draw:text-style-name="P18" draw:layer="layout" svg:width="25.212cm" svg:height="15.399cm" svg:x="1.423cm" svg:y="4.33cm" presentation:class="outline" presentation:user-transformed="true">
          <draw:text-box>
            <text:p text:style-name="P17"><text:span text:style-name="T11"/></text:p>
            <text:p text:style-name="P17"><text:span text:style-name="T11"/></text:p>
            <text:list text:style-name="L5">
              <text:list-item>
                <text:p text:style-name="P17"><text:span text:style-name="T11">Classes and objects:</text:span></text:p>
              </text:list-item>
            </text:list>
            <text:list text:style-name="L6">
              <text:list-item>
                <text:p text:style-name="P17"><text:span text:style-name="T12">Class</text:span><text:span text:style-name="T11">: Blueprint</text:span></text:p>
              </text:list-item>
              <text:list-item>
                <text:p text:style-name="P17"><text:span text:style-name="T12">Object</text:span><text:span text:style-name="T11">: Thing made from blueprint</text:span></text:p>
              </text:list-item>
            </text:list>
            <text:p text:style-name="P17"><text:span text:style-name="T11"/></text:p>
          </draw:text-box>
        </draw:frame>
        <draw:frame draw:name="Title 16" presentation:style-name="pr13" draw:text-style-name="P19" draw:layer="layout" svg:width="26.615cm" svg:height="2.404cm" svg:x="1.34cm" svg:y="0.952cm" presentation:class="title" presentation:user-transformed="true">
          <draw:text-box>
            <text:p text:style-name="P1"><text:span text:style-name="T13">Classes and Objects: Review</text:span></text:p>
          </draw:text-box>
        </draw:frame>
        <draw:custom-shape draw:name="Rectangle 4" draw:style-name="gr5" draw:text-style-name="P21" draw:layer="layout" svg:width="20.779cm" svg:height="1.396cm" svg:x="1.12cm" svg:y="3.535cm">
          <text:p text:style-name="P20"><text:span text:style-name="T14">Object = State (form) + Behavior (fun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" draw:text-style-name="P23" draw:layer="layout" svg:width="1.943cm" svg:height="0.777cm" svg:x="25.9cm" svg:y="20.027cm">
          <text:p text:style-name="P22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3.923cm" svg:height="11.137cm" svg:x="3.538cm" svg:y="2.226cm" draw:page-number="5" presentation:class="page"/>
          <draw:frame draw:name="Notes Placeholder 2" presentation:style-name="pr14" draw:text-style-name="P25" draw:layer="layout" svg:width="16.8cm" svg:height="13.365cm" svg:x="2.099cm" svg:y="14.107cm" presentation:class="notes" presentation:user-transformed="true">
            <draw:text-box>
              <text:p text:style-name="P24"><text:span text:style-name="T16">Faculty Notes:</text:span></text:p>
              <text:p text:style-name="P8"><text:span text:style-name="T17">Review information on the slide and in the participant notes.</text:span></text:p>
              <text:p text:style-name="P8"><text:span text:style-name="T17"/></text:p>
              <text:p text:style-name="P8"><text:span text:style-name="T16">State: </text:span><text:span text:style-name="T17">Previously, in this course, we looked at classes and objects and you created a class in a coding lab. In this module, we will learn in-depth about this important part of the Java language.</text:span></text:p>
              <text:p text:style-name="P8"><text:span text:style-name="T17"/></text:p>
              <text:p text:style-name="P8"><text:span text:style-name="T17"/></text:p>
              <text:p text:style-name="P8"><text:span text:style-name="T16">Participant Notes:</text:span></text:p>
              <text:p text:style-name="P8"><text:span text:style-name="T17">Previously, you learned that a class is like a blueprint and objects are made from the class/blueprint.</text:span></text:p>
            </draw:text-box>
          </draw:frame>
          <draw:frame draw:name="Footer Placeholder 5" presentation:style-name="pr15" draw:text-style-name="P27" draw:layer="layout" svg:width="9.099cm" svg:height="1.484cm" svg:x="0cm" svg:y="28.21cm" presentation:class="footer" presentation:user-transformed="true">
            <draw:text-box>
              <text:p text:style-name="P26"><text:span text:style-name="T3">Copyright © Accenture 2012</text:span></text:p>
            </draw:text-box>
          </draw:frame>
          <draw:frame draw:name="Slide Number Placeholder 6" presentation:style-name="pr16" draw:text-style-name="P29" draw:layer="layout" svg:width="9.099cm" svg:height="1.484cm" svg:x="11.894cm" svg:y="28.21cm" presentation:class="page-number" presentation:user-transformed="true">
            <draw:text-box>
              <text:p text:style-name="P28"><text:span text:style-name="T3"><text:page-number>&lt;number&gt;</text:page-number></text:span></text:p>
            </draw:text-box>
          </draw:frame>
          <draw:frame draw:name="Header Placeholder 7" presentation:style-name="pr17" draw:text-style-name="P27" draw:layer="layout" svg:width="10.326cm" svg:height="1.484cm" svg:x="0cm" svg:y="0cm" presentation:class="header" presentation:user-transformed="true">
            <draw:text-box>
              <text:p text:style-name="P26"><text:span text:style-name="T3">ADF 2.0: Java: Java Programming Classes and Objects</text:span></text:p>
            </draw:text-box>
          </draw:frame>
        </presentation:notes>
      </draw:page>
      <draw:page draw:name="page6" draw:style-name="dp1" draw:master-page-name="Basic_20_Layout" presentation:presentation-page-layout-name="AL2T1">
        <office:forms form:automatic-focus="false" form:apply-design-mode="false"/>
        <draw:custom-shape draw:name="TextShape 1" draw:style-name="gr7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4" draw:layer="layout" svg:width="26.254cm" svg:height="14.578cm" svg:x="1.165cm" svg:y="4.198cm">
          <text:p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draw:layer="layout" svg:width="5.833cm" svg:height="1.399cm" svg:x="22.166cm" svg:y="19.599cm">
          <text:p><text:page-number>&lt;number&gt;</text:page-number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Strings in switch statements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>Instead of:</text:p>
                <text:p><text:span text:style-name="T18">if</text:span><text:span text:style-name="T19"> (input.</text:span><text:span text:style-name="T20">equals</text:span><text:span text:style-name="T19">("yes")) {</text:span></text:p>
              </text:list-item>
            </text:list>
            <text:p text:style-name="P16"><text:span text:style-name="T19"><text:s text:c="4"/></text:span><text:span text:style-name="T18">return</text:span><text:span text:style-name="T19"> </text:span><text:span text:style-name="T18">true</text:span><text:span text:style-name="T19">;</text:span><text:span text:style-name="T19"><text:line-break/></text:span><text:span text:style-name="T19"> <text:s text:c="2"/>} </text:span><text:span text:style-name="T18">else</text:span><text:span text:style-name="T19"> </text:span><text:span text:style-name="T18">if</text:span><text:span text:style-name="T19"> (input.</text:span><text:span text:style-name="T20">equals</text:span><text:span text:style-name="T19">("no")) {</text:span></text:p>
            <text:p text:style-name="P16"><text:span text:style-name="T19"><text:s text:c="4"/></text:span><text:span text:style-name="T18">return</text:span><text:span text:style-name="T19"> </text:span><text:span text:style-name="T18">false</text:span><text:span text:style-name="T19">;</text:span><text:span text:style-name="T19"><text:line-break/></text:span><text:span text:style-name="T19"> <text:s text:c="2"/>} </text:span><text:span text:style-name="T18">else</text:span><text:span text:style-name="T19"> {</text:span></text:p>
            <text:p text:style-name="P16"><text:span text:style-name="T19"><text:s text:c="3"/></text:span><text:span text:style-name="T19">AskAgain();</text:span><text:span text:style-name="T19"><text:line-break/></text:span><text:span text:style-name="T19"> <text:s text:c="2"/></text:span><text:span text:style-name="T21">}</text:span></text:p>
            <text:list text:continue-numbering="true" text:style-name="L3">
              <text:list-item>
                <text:p>you can write:</text:p>
                <text:p text:style-name="P30"><text:span text:style-name="T18">switch</text:span><text:span text:style-name="T19">(input) {</text:span></text:p>
              </text:list-item>
            </text:list>
            <text:p text:style-name="P16"><text:span text:style-name="T19"><text:s text:c="4"/></text:span><text:span text:style-name="T18">case</text:span><text:span text:style-name="T19"> "yes": </text:span><text:span text:style-name="T18">return</text:span><text:span text:style-name="T19"> </text:span><text:span text:style-name="T18">true</text:span><text:span text:style-name="T19">;</text:span></text:p>
            <text:p text:style-name="P16"><text:span text:style-name="T19"><text:s text:c="4"/></text:span><text:span text:style-name="T18">case</text:span><text:span text:style-name="T19"> "no": </text:span><text:span text:style-name="T18">return</text:span><text:span text:style-name="T19"> </text:span><text:span text:style-name="T18">false</text:span><text:span text:style-name="T19">;</text:span></text:p>
            <text:p text:style-name="P16"><text:span text:style-name="T19"><text:s text:c="4"/></text:span><text:span text:style-name="T18">default</text:span><text:span text:style-name="T19">: askAgain();</text:span><text:span text:style-name="T19"><text:line-break/></text:span><text:span text:style-name="T19"> <text:s/>}</text:span></text:p>
            <text:p text:style-name="P16"><text:span text:style-name="T22"/></text:p>
            <text:p text:style-name="P16"><text:span text:style-name="T22"/></text:p>
            <text:list text:continue-numbering="true" text:style-name="L3">
              <text:list-header>
                <text:p text:style-name="P30"><text:span text:style-name="T22"/></text:p>
              </text:list-header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6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7" draw:style-name="dp1" draw:master-page-name="Basic_20_Layout" presentation:presentation-page-layout-name="AL4T3">
        <office:forms form:automatic-focus="false" form:apply-design-mode="false"/>
        <draw:custom-shape draw:name="TextShape 1" draw:style-name="gr9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4" draw:layer="layout" svg:width="12.891cm" svg:height="14.578cm" svg:x="1.165cm" svg:y="4.198cm">
          <text:p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14" draw:layer="layout" svg:width="12.895cm" svg:height="14.578cm" svg:x="14.523cm" svg:y="4.198cm">
          <text:p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5" draw:layer="layout" svg:width="5.833cm" svg:height="1.399cm" svg:x="22.166cm" svg:y="19.6cm">
          <text:p><text:page-number>&lt;number&gt;</text:page-number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presentation:style-name="pr20" draw:text-style-name="P32" draw:layer="layout" svg:width="26.615cm" svg:height="2.404cm" svg:x="1.383cm" svg:y="0.952cm" presentation:class="title">
          <draw:text-box>
            <text:p text:style-name="P31"><text:span text:style-name="T23">Automatic resource management</text:span></text:p>
          </draw:text-box>
        </draw:frame>
        <draw:frame presentation:style-name="Basic_20_Layout-outline1" draw:layer="layout" svg:width="11.3cm" svg:height="16.256cm" svg:x="1.4cm" svg:y="3.81cm" presentation:class="outline" presentation:user-transformed="true">
          <draw:text-box>
            <text:p><text:span text:style-name="T24">Instead of:</text:span><text:line-break/><text:span text:style-name="T25"><text:line-break/></text:span><text:span text:style-name="T25">public</text:span><text:span text:style-name="T26"> </text:span><text:span text:style-name="T27">void</text:span><text:span text:style-name="T26"> </text:span><text:span text:style-name="T28">oldTry</text:span><text:span text:style-name="T26">() {</text:span></text:p>
            <text:p text:style-name="P16"><text:span text:style-name="T26"><text:s text:c="2"/></text:span><text:span text:style-name="T25">try</text:span><text:span text:style-name="T26"> {</text:span></text:p>
            <text:p text:style-name="P16"><text:span text:style-name="T26"><text:s text:c="4"/></text:span><text:span text:style-name="T26">fos = </text:span><text:span text:style-name="T25">new</text:span><text:span text:style-name="T26"> FileOutputStream("movies.txt");</text:span></text:p>
            <text:p text:style-name="P16"><text:span text:style-name="T26"><text:s text:c="4"/></text:span><text:span text:style-name="T26">dos = </text:span><text:span text:style-name="T25">new</text:span><text:span text:style-name="T26"> DataOutputStream(fos);</text:span></text:p>
            <text:p text:style-name="P16"><text:span text:style-name="T26"><text:s text:c="4"/></text:span><text:span text:style-name="T26">dos.</text:span><text:span text:style-name="T29">writeUTF</text:span><text:span text:style-name="T26">("Java 7 Block Buster");</text:span></text:p>
            <text:p text:style-name="P16"><text:span text:style-name="T26"><text:s text:c="2"/></text:span><text:span text:style-name="T26">} </text:span><text:span text:style-name="T25">catch</text:span><text:span text:style-name="T26"> (IOException e) {</text:span></text:p>
            <text:p text:style-name="P16"><text:span text:style-name="T26"><text:s text:c="4"/></text:span><text:span text:style-name="T26">e.</text:span><text:span text:style-name="T29">printStackTrace</text:span><text:span text:style-name="T26">();</text:span></text:p>
            <text:p text:style-name="P16"><text:span text:style-name="T26"><text:s text:c="2"/></text:span><text:span text:style-name="T26">} </text:span><text:span text:style-name="T25">finally</text:span><text:span text:style-name="T26"> {</text:span></text:p>
            <text:p text:style-name="P16"><text:span text:style-name="T26"><text:s text:c="4"/></text:span><text:span text:style-name="T25">try</text:span><text:span text:style-name="T26"> {</text:span></text:p>
            <text:p text:style-name="P16"><text:span text:style-name="T26"><text:s text:c="6"/></text:span><text:span text:style-name="T26">fos.</text:span><text:span text:style-name="T29">close</text:span><text:span text:style-name="T26">();</text:span></text:p>
            <text:p text:style-name="P16"><text:span text:style-name="T26"><text:s text:c="6"/></text:span><text:span text:style-name="T26">dos.</text:span><text:span text:style-name="T29">close</text:span><text:span text:style-name="T26">();</text:span></text:p>
            <text:p text:style-name="P16"><text:span text:style-name="T26"><text:s text:c="4"/></text:span><text:span text:style-name="T26">} </text:span><text:span text:style-name="T25">catch</text:span><text:span text:style-name="T26"> (IOException e) {</text:span></text:p>
            <text:p text:style-name="P16"><text:span text:style-name="T26"><text:s text:c="6"/></text:span><text:span text:style-name="T26">// log the exception</text:span></text:p>
            <text:p text:style-name="P16"><text:span text:style-name="T26"><text:s text:c="4"/></text:span><text:span text:style-name="T26">}</text:span></text:p>
            <text:p text:style-name="P16"><text:span text:style-name="T26"><text:s text:c="2"/></text:span><text:span text:style-name="T26">}</text:span></text:p>
            <text:p text:style-name="P16"><text:span text:style-name="T30">}</text:span></text:p>
            <text:p text:style-name="P16"/>
            <text:p><text:s/></text:p>
          </draw:text-box>
        </draw:frame>
        <draw:frame presentation:style-name="Basic_20_Layout-outline1" draw:layer="layout" svg:width="12.446cm" svg:height="16.256cm" svg:x="14.732cm" svg:y="3.81cm" presentation:class="outline" presentation:user-transformed="true">
          <draw:text-box>
            <text:p>You can write:</text:p>
            <text:p text:style-name="P16"><text:span text:style-name="T31">public</text:span><text:span text:style-name="T32"> </text:span><text:span text:style-name="T33">void</text:span><text:span text:style-name="T32"> </text:span><text:span text:style-name="T34">newTry</text:span><text:span text:style-name="T32">() {</text:span></text:p>
            <text:p text:style-name="P16"><text:span text:style-name="T32"><text:s text:c="2"/></text:span><text:span text:style-name="T31">try</text:span><text:span text:style-name="T32"> (FileOutputStream fos = </text:span><text:span text:style-name="T31">new</text:span><text:span text:style-name="T32"> FileOutputStream("movies.txt");</text:span></text:p>
            <text:p text:style-name="P16"><text:span text:style-name="T32"><text:s text:c="2"/></text:span><text:span text:style-name="T32">DataOutputStream dos = </text:span><text:span text:style-name="T31">new</text:span><text:span text:style-name="T32"> DataOutputStream(fos)) {</text:span></text:p>
            <text:p text:style-name="P16"><text:span text:style-name="T32"><text:s text:c="2"/></text:span><text:span text:style-name="T32">dos.</text:span><text:span text:style-name="T35">writeUTF</text:span><text:span text:style-name="T32">("Java 7");</text:span></text:p>
            <text:p text:style-name="P16"><text:span text:style-name="T32"><text:s text:c="2"/></text:span><text:span text:style-name="T32">} </text:span><text:span text:style-name="T31">catch</text:span><text:span text:style-name="T32"> (IOException e) {</text:span></text:p>
            <text:p text:style-name="P16"><text:span text:style-name="T32"><text:s text:c="4"/></text:span><text:span text:style-name="T32">// log the exception</text:span></text:p>
            <text:p text:style-name="P16"><text:span text:style-name="T32"><text:s text:c="2"/></text:span><text:span text:style-name="T32">}</text:span></text:p>
            <text:p text:style-name="P16"><text:span text:style-name="T36">}</text:span></text:p>
            <text:p text:style-name="P16"/>
            <text:p/>
          </draw:text-box>
        </draw:frame>
        <presentation:notes draw:style-name="dp3">
          <draw:page-thumbnail draw:style-name="gr1" draw:layer="layout" svg:width="13.921cm" svg:height="11.136cm" svg:x="3.538cm" svg:y="2.256cm" draw:page-number="7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8" draw:style-name="dp1" draw:master-page-name="Basic_20_Layout" presentation:presentation-page-layout-name="AL2T1">
        <office:forms form:automatic-focus="false" form:apply-design-mode="false"/>
        <draw:custom-shape draw:name="TextShape 1" draw:style-name="gr13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4" draw:layer="layout" svg:width="26.254cm" svg:height="14.578cm" svg:x="1.165cm" svg:y="4.198cm">
          <text:p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5" draw:layer="layout" svg:width="5.832cm" svg:height="1.399cm" svg:x="22.166cm" svg:y="19.599cm">
          <text:p><text:page-number>&lt;number&gt;</text:page-number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Underscores in numbers</text:span></text:p>
          </draw:text-box>
        </draw:frame>
        <draw:frame presentation:style-name="Basic_20_Layout-outline1" draw:layer="layout" svg:width="24.639cm" svg:height="16.256cm" svg:x="1.4cm" svg:y="3.81cm" presentation:class="outline" presentation:user-transformed="true">
          <draw:text-box>
            <text:p>Instead of:</text:p>
            <text:p text:style-name="P16"><text:span text:style-name="T27">int</text:span><text:span text:style-name="T26"> million = </text:span><text:span text:style-name="T37">1000000</text:span><text:span text:style-name="T26">;</text:span></text:p>
            <text:p text:style-name="P16"/>
            <text:p>you can write:</text:p>
            <text:p text:style-name="P16"><text:span text:style-name="T27">int</text:span><text:span text:style-name="T26"> million = </text:span><text:span text:style-name="T37">1_000_000</text:span><text:span text:style-name="T26">;</text:span></text:p>
            <text:p text:style-name="P16"/>
          </draw:text-box>
        </draw:frame>
        <presentation:notes draw:style-name="dp3">
          <draw:page-thumbnail draw:style-name="gr1" draw:layer="layout" svg:width="13.921cm" svg:height="11.136cm" svg:x="3.538cm" svg:y="2.256cm" draw:page-number="8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9" draw:style-name="dp1" draw:master-page-name="Basic_20_Layout" presentation:presentation-page-layout-name="AL2T1">
        <office:forms form:automatic-focus="false" form:apply-design-mode="false"/>
        <draw:custom-shape draw:name="TextShape 1" draw:style-name="gr15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5.833cm" svg:height="1.399cm" svg:x="22.166cm" svg:y="19.6cm">
          <text:p><text:page-number>&lt;number&gt;</text:page-number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Multi-catch</text:span></text:p>
          </draw:text-box>
        </draw:frame>
        <draw:frame presentation:style-name="pr19" draw:text-style-name="P33" draw:layer="layout" svg:width="24.639cm" svg:height="16.256cm" svg:x="1.4cm" svg:y="3.81cm" presentation:class="outline" presentation:user-transformed="true">
          <draw:text-box>
            <text:p text:style-name="P16"><text:span text:style-name="T38">public</text:span><text:span text:style-name="T39"> </text:span><text:span text:style-name="T40">void</text:span><text:span text:style-name="T39"> </text:span><text:span text:style-name="T41">newMultiMultiCatch</text:span><text:span text:style-name="T39">() {</text:span></text:p>
            <text:p text:style-name="P16"><text:span text:style-name="T39"><text:s text:c="2"/></text:span><text:span text:style-name="T38">try</text:span><text:span text:style-name="T39"> {</text:span></text:p>
            <text:p text:style-name="P16"><text:span text:style-name="T39"><text:s text:c="4"/></text:span><text:span text:style-name="T39">methodThatThrowsThreeExceptions();</text:span></text:p>
            <text:p text:style-name="P16"><text:span text:style-name="T39"><text:s text:c="2"/></text:span><text:span text:style-name="T39">} </text:span><text:span text:style-name="T38">catch</text:span><text:span text:style-name="T39"> (ExceptionOne e) {</text:span></text:p>
            <text:p text:style-name="P16"><text:span text:style-name="T39"><text:s text:c="4"/></text:span><text:span text:style-name="T39">// deal with ExceptionOne</text:span></text:p>
            <text:p text:style-name="P16"><text:span text:style-name="T39"><text:s text:c="2"/></text:span><text:span text:style-name="T39">} </text:span><text:span text:style-name="T38">catch</text:span><text:span text:style-name="T39"> (ExceptionTwo </text:span><text:span text:style-name="T42">|</text:span><text:span text:style-name="T39"> ExceptionThree e) {</text:span></text:p>
            <text:p text:style-name="P16"><text:span text:style-name="T39"><text:s text:c="4"/></text:span><text:span text:style-name="T39">// deal with ExceptionTwo and ExceptionThree</text:span></text:p>
            <text:p text:style-name="P16"><text:span text:style-name="T39"><text:s text:c="2"/></text:span><text:span text:style-name="T39">}</text:span></text:p>
            <text:p text:style-name="P16"><text:span text:style-name="T43">}</text:span></text:p>
            <text:p text:style-name="P16"><text:span text:style-name="T43"/></text:p>
          </draw:text-box>
        </draw:frame>
        <presentation:notes draw:style-name="dp3">
          <draw:page-thumbnail draw:style-name="gr1" draw:layer="layout" svg:width="13.921cm" svg:height="11.136cm" svg:x="3.538cm" svg:y="2.256cm" draw:page-number="9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Basic_20_Layout" presentation:presentation-page-layout-name="AL2T1">
        <office:forms form:automatic-focus="false" form:apply-design-mode="false"/>
        <draw:custom-shape draw:name="TextShape 1" draw:style-name="gr18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4" draw:layer="layout" svg:width="26.833cm" svg:height="16.333cm" svg:x="1.166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5" draw:layer="layout" svg:width="5.833cm" svg:height="1.399cm" svg:x="22.166cm" svg:y="19.6cm">
          <text:p><text:page-number>&lt;number&gt;</text:page-number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java.nio.file package</text:span></text:p>
          </draw:text-box>
        </draw:frame>
        <draw:frame presentation:style-name="Basic_20_Layout-outline1" draw:layer="layout" svg:width="25.212cm" svg:height="15.399cm" svg:x="1.423cm" svg:y="4.33cm" presentation:class="outline">
          <draw:text-box>
            <text:p>A new <text:span text:style-name="T44">java.nio.file</text:span> package consists of classes and interfaces such as <text:span text:style-name="T44">Path</text:span>, <text:span text:style-name="T44">Paths</text:span>, <text:span text:style-name="T44">FileSystem</text:span>, <text:span text:style-name="T44">FileSystems</text:span> and others.</text:p>
            <text:p text:style-name="P16"><text:span text:style-name="T25">public</text:span><text:span text:style-name="T26"> </text:span><text:span text:style-name="T27">void</text:span><text:span text:style-name="T26"> </text:span><text:span text:style-name="T28">pathInfo</text:span><text:span text:style-name="T26">() {</text:span></text:p>
            <text:p text:style-name="P16"><text:span text:style-name="T26"><text:s text:c="2"/></text:span><text:span text:style-name="T26">Path path = Paths.</text:span><text:span text:style-name="T29">get</text:span><text:span text:style-name="T26">("c:\\Temp\\temp");</text:span></text:p>
            <text:p text:style-name="P16"><text:span text:style-name="T26"><text:s text:c="2"/></text:span><text:span text:style-name="T26">System.</text:span><text:span text:style-name="T29">out</text:span><text:span text:style-name="T26">.</text:span><text:span text:style-name="T29">println</text:span><text:span text:style-name="T26">("Number of Nodes:" +</text:span></text:p>
            <text:p text:style-name="P16"><text:span text:style-name="T26"><text:s text:c="21"/></text:span><text:span text:style-name="T26">path.</text:span><text:span text:style-name="T29">getNameCount</text:span><text:span text:style-name="T26">());</text:span></text:p>
            <text:p text:style-name="P16"><text:span text:style-name="T26"><text:s text:c="2"/></text:span><text:span text:style-name="T26">System.</text:span><text:span text:style-name="T29">out</text:span><text:span text:style-name="T26">.</text:span><text:span text:style-name="T29">println</text:span><text:span text:style-name="T26">("File Name:" +</text:span></text:p>
            <text:p text:style-name="P16"><text:span text:style-name="T26"><text:s text:c="21"/></text:span><text:span text:style-name="T26">path.</text:span><text:span text:style-name="T29">getFileName</text:span><text:span text:style-name="T26">());</text:span></text:p>
            <text:p text:style-name="P16"><text:span text:style-name="T26"><text:s text:c="2"/></text:span><text:span text:style-name="T26">System.</text:span><text:span text:style-name="T29">out</text:span><text:span text:style-name="T26">.</text:span><text:span text:style-name="T29">println</text:span><text:span text:style-name="T26">("File Root:" +</text:span></text:p>
            <text:p text:style-name="P16"><text:span text:style-name="T26"><text:s text:c="21"/></text:span><text:span text:style-name="T26">path.</text:span><text:span text:style-name="T29">getRoot</text:span><text:span text:style-name="T26">());</text:span></text:p>
            <text:p text:style-name="P16"><text:span text:style-name="T26"><text:s text:c="2"/></text:span><text:span text:style-name="T26">System.</text:span><text:span text:style-name="T29">out</text:span><text:span text:style-name="T26">.</text:span><text:span text:style-name="T29">println</text:span><text:span text:style-name="T26">("File Parent:" +</text:span></text:p>
            <text:p text:style-name="P16"><text:span text:style-name="T26"><text:s text:c="21"/></text:span><text:span text:style-name="T26">path.</text:span><text:span text:style-name="T29">getParent</text:span><text:span text:style-name="T26">());</text:span></text:p>
            <text:p text:style-name="P16"><text:span text:style-name="T30">}</text:span></text:p>
            <text:p><text:line-break/> </text:p>
          </draw:text-box>
        </draw:frame>
        <presentation:notes draw:style-name="dp3">
          <draw:page-thumbnail draw:style-name="gr1" draw:layer="layout" svg:width="13.921cm" svg:height="11.136cm" svg:x="3.538cm" svg:y="2.256cm" draw:page-number="10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Basic_20_Layout" presentation:presentation-page-layout-name="AL2T1">
        <office:forms form:automatic-focus="false" form:apply-design-mode="false"/>
        <draw:custom-shape draw:name="TextShape 1" draw:style-name="gr21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5" draw:layer="layout" svg:width="5.832cm" svg:height="1.399cm" svg:x="22.166cm" svg:y="19.6cm">
          <text:p><text:page-number>&lt;number&gt;</text:page-number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File change notifications</text:span></text:p>
          </draw:text-box>
        </draw:frame>
        <draw:frame presentation:style-name="Basic_20_Layout-outline1" draw:layer="layout" svg:width="25.212cm" svg:height="15.399cm" svg:x="1.423cm" svg:y="4.33cm" presentation:class="outline">
          <draw:text-box>
            <text:p>There is now a package that allows your program to “watch” a file and receive a notification when it is changed (by something external to your program)</text:p>
            <text:p>See <text:span text:style-name="T44">java.nio.file.WatchService</text:span> for details</text:p>
          </draw:text-box>
        </draw:frame>
        <presentation:notes draw:style-name="dp3">
          <draw:page-thumbnail draw:style-name="gr1" draw:layer="layout" svg:width="13.921cm" svg:height="11.136cm" svg:x="3.538cm" svg:y="2.256cm" draw:page-number="11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Basic_20_Layout" presentation:presentation-page-layout-name="AL2T1">
        <office:forms form:automatic-focus="false" form:apply-design-mode="false"/>
        <draw:custom-shape draw:name="TextShape 1" draw:style-name="gr23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15" draw:layer="layout" svg:width="5.832cm" svg:height="1.399cm" svg:x="22.166cm" svg:y="19.6cm">
          <text:p><text:page-number>&lt;number&gt;</text:page-number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Other Java 7 features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>Java 7 has support for concurrency in the <text:span text:style-name="T44">java.util.concurrent </text:span>package</text:p>
              </text:list-item>
              <text:list-item>
                <text:p>Because the Java Virtual Machine (JVM) provides excellent platform independence, and because the Java library is so extensive, many modern languages compile to ByteCode</text:p>
                <text:list>
                  <text:list-item>
                    <text:p>There are JVM versions of <text:span text:style-name="T44">Groovy, Ruby</text:span>, <text:span text:style-name="T44">Python</text:span>, <text:span text:style-name="T44">Clojure</text:span>, etc.</text:p>
                  </text:list-item>
                  <text:list-item>
                    <text:p>However, these are dynamic languages, for which the JVM does not provide great support (Java is a static language)</text:p>
                  </text:list-item>
                  <text:list-item>
                    <text:p>The new <text:span text:style-name="T44">java.lang.invoke</text:span> package provides better support for dynamic language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12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Basic_20_Layout" presentation:presentation-page-layout-name="AL2T1">
        <office:forms form:automatic-focus="false" form:apply-design-mode="false"/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Java 7 support is ending!</text:span>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penJDK 7 has ended support already on <text:span text:style-name="T44">2011-07-28</text:span></text:p>
                <text:list>
                  <text:list-item>
                    <text:p><text:a xlink:href="http://openjdk.java.net/projects/jdk7/milestones/" xlink:type="simple">http://openjdk.java.net/projects/jdk7/milestones/</text:a> </text:p>
                  </text:list-item>
                </text:list>
              </text:list-item>
              <text:list-item>
                <text:p>Oracle's JDK 7 will reach end of support on<text:line-break/><text:span text:style-name="T44">2016-03-19</text:span></text:p>
                <text:list>
                  <text:list-item>
                    <text:p><text:a xlink:href="http://www.oracle.com/technetwork/java/javase/documentation/javase7supportreleasenotes-1601161.html" xlink:type="simple">http://www.oracle.com/technetwork/java/javase/documentation/javase7supportreleasenotes-1601161.html</text:a> <text:tab/>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13" presentation:class="page"/>
          <draw:frame presentation:style-name="pr11" draw:text-style-name="P11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4" draw:style-name="dp4" draw:master-page-name="Basic_20_Layout" presentation:presentation-page-layout-name="AL3T19">
        <office:forms form:automatic-focus="false" form:apply-design-mode="false"/>
        <draw:frame presentation:style-name="pr22" draw:text-style-name="P10" draw:layer="layout" svg:width="25.199cm" svg:height="2.465cm" svg:x="1.27cm" svg:y="8.555cm" presentation:class="title" presentation:user-transformed="true">
          <draw:text-box>
            <text:p><text:span text:style-name="T6">New features in Java 8</text:span></text:p>
          </draw:text-box>
        </draw:frame>
        <presentation:notes draw:style-name="dp3">
          <draw:page-thumbnail draw:style-name="gr1" draw:layer="layout" svg:width="13.921cm" svg:height="11.136cm" svg:x="3.538cm" svg:y="2.256cm" draw:page-number="14" presentation:class="page"/>
        </presentation:notes>
      </draw:page>
      <draw:page draw:name="page15" draw:style-name="dp1" draw:master-page-name="Basic_20_Layout" presentation:presentation-page-layout-name="AL2T1">
        <office:forms form:automatic-focus="false" form:apply-design-mode="false"/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Programming Language Enhancements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>Lambda Expressions</text:p>
              </text:list-item>
              <text:list-item>
                <text:p>Improved Type Inference</text:p>
              </text:list-item>
              <text:list-item>
                <text:p>Annotations on Java Types</text:p>
              </text:list-item>
              <text:list-item>
                <text:p>Repeating Annotations</text:p>
              </text:list-item>
              <text:list-item>
                <text:p>Method Parameter Reflection</text:p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15" presentation:class="page"/>
          <draw:frame presentation:style-name="pr11" draw:text-style-name="P11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Basic_20_Layout" presentation:presentation-page-layout-name="AL2T1">
        <office:forms form:automatic-focus="false" form:apply-design-mode="false"/>
        <draw:custom-shape draw:name="CustomShape 1" draw:style-name="gr25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35" draw:layer="layout" svg:width="25.197cm" svg:height="13.856cm" svg:x="1.399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Lambda expressions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 text:style-name="P30"><text:span text:style-name="T45">Lambda Expressions</text:span><text:span text:style-name="T46"> are new language feature which allows to treat function as a method argument (i.e. use code as data). </text:span></text:p>
              </text:list-item>
              <text:list-item>
                <text:p text:style-name="P30"><text:span text:style-name="T46">Lambda expressions are used primarily to define inline implementation of a functional interface, i.e., an interface with a single method only.</text:span></text:p>
              </text:list-item>
              <text:list-item>
                <text:p text:style-name="P30"><text:span text:style-name="T46">Lambda expression eliminates the need of anonymous class.</text:span></text:p>
              </text:list-item>
            </text:list>
            <text:p text:style-name="P30"><text:span text:style-name="T47"/></text:p>
          </draw:text-box>
        </draw:frame>
        <presentation:notes draw:style-name="dp3">
          <draw:page-thumbnail draw:style-name="gr1" draw:layer="layout" svg:width="13.921cm" svg:height="11.136cm" svg:x="3.538cm" svg:y="2.256cm" draw:page-number="16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Basic_20_Layout" presentation:presentation-page-layout-name="AL2T1">
        <office:forms form:automatic-focus="false" form:apply-design-mode="false"/>
        <draw:custom-shape draw:name="CustomShape 1" draw:style-name="gr27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Typical Use Cases for Lambdas</text:span></text:p>
          </draw:text-box>
        </draw:frame>
        <draw:frame presentation:style-name="pr19" draw:layer="layout" svg:width="24.639cm" svg:height="13.97cm" svg:x="1.4cm" svg:y="6.096cm" presentation:class="outline" presentation:user-transformed="true">
          <draw:text-box>
            <text:list text:style-name="L3">
              <text:list-item>
                <text:p text:style-name="P30"><text:span text:style-name="T46">Anonymous classes (GUI listeners)</text:span></text:p>
              </text:list-item>
              <text:list-item>
                <text:p text:style-name="P30"><text:span text:style-name="T46">Runnables / Callables</text:span></text:p>
              </text:list-item>
              <text:list-item>
                <text:p text:style-name="P30"><text:span text:style-name="T46">Comparator</text:span></text:p>
              </text:list-item>
              <text:list-item>
                <text:p text:style-name="P30"><text:span text:style-name="T46">Apply operation to a collection via foreach method</text:span></text:p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17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Basic_20_Layout" presentation:presentation-page-layout-name="AL2T1">
        <office:forms form:automatic-focus="false" form:apply-design-mode="false"/>
        <draw:custom-shape draw:name="CustomShape 1" draw:style-name="gr28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Lambda expression sample</text:span></text:p>
          </draw:text-box>
        </draw:frame>
        <draw:frame presentation:style-name="pr19" draw:text-style-name="P36" draw:layer="layout" svg:width="24.639cm" svg:height="16.256cm" svg:x="1.4cm" svg:y="3.81cm" presentation:class="outline" presentation:user-transformed="true">
          <draw:text-box>
            <text:p text:style-name="P16"><text:span text:style-name="T48">...</text:span></text:p>
            <text:p text:style-name="P16"><text:span text:style-name="T48">processPersons(</text:span></text:p>
            <text:p text:style-name="P16"><text:span text:style-name="T49"><text:s text:c="4"/></text:span><text:span text:style-name="T49">p </text:span><text:span text:style-name="T50">-&gt;</text:span><text:span text:style-name="T49"> p.</text:span><text:span text:style-name="T51">getGender</text:span><text:span text:style-name="T49">() == Person.</text:span><text:span text:style-name="T51">Sex</text:span><text:span text:style-name="T49">.</text:span><text:span text:style-name="T51">MALE</text:span></text:p>
            <text:p text:style-name="P16"><text:span text:style-name="T49"><text:s text:c="8"/></text:span><text:span text:style-name="T49">&amp;&amp; p.</text:span><text:span text:style-name="T51">getAge</text:span><text:span text:style-name="T49">() &gt;= </text:span><text:span text:style-name="T52">18</text:span></text:p>
            <text:p text:style-name="P16"><text:span text:style-name="T49"><text:s text:c="8"/></text:span><text:span text:style-name="T49">&amp;&amp; p.</text:span><text:span text:style-name="T51">getAge</text:span><text:span text:style-name="T49">() &lt;= </text:span><text:span text:style-name="T52">25</text:span><text:span text:style-name="T49">,</text:span></text:p>
            <text:p text:style-name="P16"><text:span text:style-name="T49"><text:s text:c="4"/></text:span><text:span text:style-name="T49">p </text:span><text:span text:style-name="T50">-&gt;</text:span><text:span text:style-name="T49"> p.</text:span><text:span text:style-name="T51">getEmailAddress</text:span><text:span text:style-name="T49">(),</text:span></text:p>
            <text:p text:style-name="P16"><text:span text:style-name="T49"><text:s text:c="4"/></text:span><text:span text:style-name="T49">email </text:span><text:span text:style-name="T50">-&gt;</text:span><text:span text:style-name="T49"> System.</text:span><text:span text:style-name="T51">out</text:span><text:span text:style-name="T49">.</text:span><text:span text:style-name="T51">println</text:span><text:span text:style-name="T49">(email)</text:span></text:p>
            <text:p text:style-name="P16"><text:span text:style-name="T48">);</text:span></text:p>
            <text:p text:style-name="P16"><text:span text:style-name="T48">...</text:span></text:p>
          </draw:text-box>
        </draw:frame>
        <presentation:notes draw:style-name="dp3">
          <draw:page-thumbnail draw:style-name="gr1" draw:layer="layout" svg:width="13.921cm" svg:height="11.136cm" svg:x="3.538cm" svg:y="2.256cm" draw:page-number="18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Basic_20_Layout" presentation:presentation-page-layout-name="AL2T1">
        <office:forms form:automatic-focus="false" form:apply-design-mode="false"/>
        <draw:custom-shape draw:name="CustomShape 1" draw:style-name="gr29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Effectively Final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 text:style-name="P30"><text:span text:style-name="T46">For both lambda bodies and inner classes, local variables in the enclosing context can only be referenced if they are final or </text:span><text:span text:style-name="T53">effectively final</text:span><text:span text:style-name="T46">. </text:span></text:p>
              </text:list-item>
              <text:list-item>
                <text:p text:style-name="P30"><text:span text:style-name="T46">A variable is </text:span><text:span text:style-name="T53">effectively final</text:span><text:span text:style-name="T46"> if it is never assigned to after its initialization.</text:span></text:p>
              </text:list-item>
              <text:list-item>
                <text:p text:style-name="P30"><text:span text:style-name="T46">No longer need to litter code with </text:span><text:span text:style-name="T45">final</text:span><text:span text:style-name="T46"> keyword</text:span></text:p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19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Basic_20_Layout" presentation:presentation-page-layout-name="AL2T1">
        <office:forms form:automatic-focus="false" form:apply-design-mode="false"/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Method references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header>
                <text:p>Method references help to point to methods by their names. A method reference is described using :: (double colon) symbol.</text:p>
                <text:p>You can use replace Lambda Expressions with Method References where Lamdba is invoking already defined methods. You can’t pass arguments to methods Reference</text:p>
                <text:p>There are four kinds of method references:</text:p>
                <text:list>
                  <text:list-item>
                    <text:p>Reference to a <text:span text:style-name="T44">static method</text:span> </text:p>
                    <text:list>
                      <text:list-header>
                        <text:p>ContainingClass::staticMethodName</text:p>
                      </text:list-header>
                    </text:list>
                  </text:list-item>
                  <text:list-item>
                    <text:p>Reference to an instance method of a particular <text:span text:style-name="T44">object</text:span></text:p>
                    <text:list>
                      <text:list-header>
                        <text:p>containingObject::instanceMethodName</text:p>
                      </text:list-header>
                    </text:list>
                  </text:list-item>
                  <text:list-item>
                    <text:p>Reference to an instance method of an arbitrary object of a particular type</text:p>
                    <text:list>
                      <text:list-header>
                        <text:p>ContainingType::methodName</text:p>
                      </text:list-header>
                    </text:list>
                  </text:list-item>
                  <text:list-item>
                    <text:p>Reference to a <text:span text:style-name="T44">constructor </text:span></text:p>
                    <text:list>
                      <text:list-header>
                        <text:p>ClassName::new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0" presentation:class="page"/>
          <draw:frame presentation:style-name="pr11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Basic_20_Layout" presentation:presentation-page-layout-name="AL2T1">
        <office:forms form:automatic-focus="false" form:apply-design-mode="false"/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Method reference example</text:span></text:p>
          </draw:text-box>
        </draw:frame>
        <draw:frame presentation:style-name="pr19" draw:layer="layout" svg:width="24.639cm" svg:height="16.256cm" svg:x="1.4cm" svg:y="3.81cm" presentation:class="outline" presentation:user-transformed="true">
          <draw:text-box>
            <text:p><text:span text:style-name="T54">List</text:span><text:span text:style-name="T55"> names </text:span><text:span text:style-name="T56">=</text:span><text:span text:style-name="T55"> </text:span><text:span text:style-name="T56">new</text:span><text:span text:style-name="T55"> </text:span><text:span text:style-name="T54">ArrayList</text:span><text:span text:style-name="T55">();</text:span></text:p>
            <text:p><text:span text:style-name="T57"><text:s text:c="2"/></text:span><text:span text:style-name="T55">names</text:span><text:span text:style-name="T56">.</text:span><text:span text:style-name="T55">add(</text:span><text:span text:style-name="T58">"Mahesh"</text:span><text:span text:style-name="T55">);</text:span></text:p>
            <text:p><text:span text:style-name="T57"><text:s/></text:span><text:span text:style-name="T55">names</text:span><text:span text:style-name="T56">.</text:span><text:span text:style-name="T55">add(</text:span><text:span text:style-name="T58">"Suresh"</text:span><text:span text:style-name="T55">);</text:span></text:p>
            <text:p><text:span text:style-name="T55">names</text:span><text:span text:style-name="T56">.</text:span><text:span text:style-name="T55">add(</text:span><text:span text:style-name="T58">"Ramesh"</text:span><text:span text:style-name="T55">);</text:span></text:p>
            <text:p><text:span text:style-name="T57"><text:s/></text:span><text:span text:style-name="T55">names</text:span><text:span text:style-name="T56">.</text:span><text:span text:style-name="T55">add(</text:span><text:span text:style-name="T58">"Naresh"</text:span><text:span text:style-name="T55">);</text:span></text:p>
            <text:p><text:span text:style-name="T55">names</text:span><text:span text:style-name="T56">.</text:span><text:span text:style-name="T55">add(</text:span><text:span text:style-name="T58">"Kalpesh"</text:span><text:span text:style-name="T55">);</text:span></text:p>
            <text:p><text:span text:style-name="T57"><text:s/></text:span><text:span text:style-name="T55">names</text:span><text:span text:style-name="T56">.</text:span><text:span text:style-name="T55">forEach(</text:span><text:span text:style-name="T54">System</text:span><text:span text:style-name="T56">.</text:span><text:span text:style-name="T55">out</text:span><text:span text:style-name="T56">::</text:span><text:span text:style-name="T55">println);</text:span></text:p>
            <text:list text:style-name="L3">
              <text:list-header>
                <text:p>System.out::println method passed as a static method reference.</text:p>
              </text:list-header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1" presentation:class="page"/>
          <draw:frame presentation:style-name="pr11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Basic_20_Layout" presentation:presentation-page-layout-name="AL2T1">
        <office:forms form:automatic-focus="false" form:apply-design-mode="false"/>
        <draw:custom-shape draw:name="CustomShape 1" draw:style-name="gr30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Nashorn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 text:style-name="P30"><text:span text:style-name="T46">Replacement for Rhino </text:span><text:span text:style-name="T59">JavaScript</text:span><text:span text:style-name="T46"> Engine</text:span></text:p>
              </text:list-item>
              <text:list-item>
                <text:p text:style-name="P30"><text:span text:style-name="T46">Collaboration between Oracle, IBM, and RedHat</text:span></text:p>
              </text:list-item>
              <text:list-item>
                <text:p text:style-name="P30"><text:span text:style-name="T46">Makes extensive use of invokedynamic</text:span></text:p>
              </text:list-item>
              <text:list-item>
                <text:p text:style-name="P30"><text:span text:style-name="T46">20x faster than Rhino</text:span></text:p>
              </text:list-item>
              <text:list-item>
                <text:p text:style-name="P30"><text:span text:style-name="T46">Much smaller - can run on embedded devices</text:span></text:p>
              </text:list-item>
              <text:list-item>
                <text:p text:style-name="P30"><text:span text:style-name="T46">Open Sourced</text:span></text:p>
              </text:list-item>
              <text:list-item>
                <text:p text:style-name="P30"><text:span text:style-name="T46">Project Page: </text:span><text:span text:style-name="T60"><text:a xlink:href="http://openjdk.java.net/projects/nashorn/" xlink:type="simple">http://openjdk.java.net/projects/nashorn/</text:a></text:span><text:span text:style-name="T46"> </text:span></text:p>
              </text:list-item>
            </text:list>
            <text:p text:style-name="P30"><text:span text:style-name="T61"/></text:p>
          </draw:text-box>
        </draw:frame>
        <presentation:notes draw:style-name="dp3">
          <draw:page-thumbnail draw:style-name="gr1" draw:layer="layout" svg:width="13.921cm" svg:height="11.136cm" svg:x="3.538cm" svg:y="2.256cm" draw:page-number="22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Basic_20_Layout" presentation:presentation-page-layout-name="AL2T1">
        <office:forms form:automatic-focus="false" form:apply-design-mode="false"/>
        <draw:custom-shape draw:name="CustomShape 1" draw:style-name="gr31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Metaspace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 text:style-name="P30"><text:span text:style-name="T45">PermGen </text:span><text:span text:style-name="T46">replaced with </text:span><text:span text:style-name="T62">Metaspace</text:span></text:p>
              </text:list-item>
              <text:list-item>
                <text:p text:style-name="P30"><text:span text:style-name="T46">Holds class metadata</text:span></text:p>
              </text:list-item>
              <text:list-item>
                <text:p text:style-name="P30"><text:span text:style-name="T46">Introduced for convergence with JRockit</text:span></text:p>
              </text:list-item>
              <text:list-item>
                <text:p text:style-name="P30"><text:span text:style-name="T46">Initial size limited by amt of native memory</text:span></text:p>
              </text:list-item>
              <text:list-item>
                <text:p text:style-name="P30"><text:span text:style-name="T46">Need to update tuning flags:</text:span></text:p>
                <text:list>
                  <text:list-header>
                    <text:p text:style-name="P30"><text:span text:style-name="T45">-XX:PermSize</text:span><text:span text:style-name="T46"> &gt; <text:s/>-</text:span><text:span text:style-name="T45">XX:MetaSpaceSize</text:span></text:p>
                    <text:p text:style-name="P30"><text:span text:style-name="T45">-XX:MaxPermSize</text:span><text:span text:style-name="T46"> &gt; </text:span><text:span text:style-name="T45">-XX:MaxMetaspaceSize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3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Basic_20_Layout" presentation:presentation-page-layout-name="AL2T1">
        <office:forms form:automatic-focus="false" form:apply-design-mode="false"/>
        <draw:custom-shape draw:name="CustomShape 1" draw:style-name="gr32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SAM Type / Functional Interface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 text:style-name="P30"><text:span text:style-name="T45">S</text:span><text:span text:style-name="T46">ingle </text:span><text:span text:style-name="T45">A</text:span><text:span text:style-name="T46">bstract </text:span><text:span text:style-name="T45">M</text:span><text:span text:style-name="T46">ethod</text:span></text:p>
              </text:list-item>
              <text:list-item>
                <text:p text:style-name="P30"><text:span text:style-name="T46">A </text:span><text:span text:style-name="T62">functional interface</text:span><text:span text:style-name="T46"> is an interface that has just one abstract method, and thus represents a single function contract. </text:span><text:span text:style-name="T46"><text:line-break/></text:span><text:span text:style-name="T46">(Can have other methods with bodies)</text:span></text:p>
              </text:list-item>
              <text:list-item>
                <text:p text:style-name="P30"><text:span text:style-name="T46">Abstract classes may be considered in the future</text:span></text:p>
              </text:list-item>
              <text:list-item>
                <text:p text:style-name="P30"><text:span text:style-name="T46">The </text:span><text:span text:style-name="T45">@FunctionalInterface</text:span><text:span text:style-name="T46"> annotation helps ensure the Functional Interface contract is honored</text:span></text:p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4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Basic_20_Layout" presentation:presentation-page-layout-name="AL2T1">
        <office:forms form:automatic-focus="false" form:apply-design-mode="false"/>
        <draw:custom-shape draw:name="CustomShape 1" draw:style-name="gr33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forEach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 text:style-name="P30"><text:span text:style-name="T45">forEach</text:span><text:span text:style-name="T46"> method available on Iterator &amp; Map interfaces and their implementations</text:span></text:p>
              </text:list-item>
              <text:list-item>
                <text:p text:style-name="P30"><text:span text:style-name="T46">Allows for internal control of iteration of elements for </text:span><text:span text:style-name="T53">possible parallel</text:span><text:span text:style-name="T46"> operation</text:span></text:p>
                <text:p text:style-name="P30"><text:span text:style-name="T63"/></text:p>
              </text:list-item>
            </text:list>
            <text:p text:style-name="P16"><text:span text:style-name="T63">List&lt;String&gt; names =</text:span></text:p>
            <text:p text:style-name="P16"><text:span text:style-name="T63">Arrays.</text:span><text:span text:style-name="T64">asList</text:span><text:span text:style-name="T63">("Alice", "Bob", "Charlie");</text:span></text:p>
            <text:p text:style-name="P16"><text:span text:style-name="T63">names.</text:span><text:span text:style-name="T64">forEach</text:span><text:span text:style-name="T63">(e </text:span><text:span text:style-name="T65">-&gt;</text:span><text:span text:style-name="T63"> { System.</text:span><text:span text:style-name="T64">out</text:span><text:span text:style-name="T63">.</text:span><text:span text:style-name="T64">println</text:span><text:span text:style-name="T63">(e); });</text:span></text:p>
            <text:p text:style-name="P16"><text:span text:style-name="T66"/></text:p>
          </draw:text-box>
        </draw:frame>
        <presentation:notes draw:style-name="dp3">
          <draw:page-thumbnail draw:style-name="gr1" draw:layer="layout" svg:width="13.921cm" svg:height="11.136cm" svg:x="3.538cm" svg:y="2.256cm" draw:page-number="25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Basic_20_Layout" presentation:presentation-page-layout-name="AL2T1">
        <office:forms form:automatic-focus="false" form:apply-design-mode="false"/>
        <draw:custom-shape draw:name="CustomShape 1" draw:style-name="gr34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35" draw:layer="layout" svg:width="25.197cm" svg:height="13.856cm" svg:x="1.399cm" svg:y="4.899cm">
          <text:list text:style-name="L11">
            <text:list-item>
              <text:p><text:span text:style-name="T4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3" draw:text-style-name="P10" draw:layer="layout" svg:width="25.199cm" svg:height="3.701cm" svg:x="1.4cm" svg:y="0.219cm" presentation:class="title" presentation:user-transformed="true">
          <draw:text-box>
            <text:p><text:span text:style-name="T6">Method &amp; Constructor References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 text:style-name="P30"><text:span text:style-name="T46">A method reference is used to refer to a (static or instance) method without invoking it</text:span></text:p>
              </text:list-item>
              <text:list-item>
                <text:p text:style-name="P30"><text:span text:style-name="T46">A constructor reference is similarly used to refer to a constructor without creating a new instance of the named class or array type.</text:span></text:p>
              </text:list-item>
              <text:list-item>
                <text:p text:style-name="P30"><text:span text:style-name="T46">Specified with the </text:span><text:span text:style-name="T45">::</text:span><text:span text:style-name="T46"> (double colon) operator</text:span></text:p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6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Basic_20_Layout" presentation:presentation-page-layout-name="AL2T1">
        <office:forms form:automatic-focus="false" form:apply-design-mode="false"/>
        <draw:custom-shape draw:name="CustomShape 1" draw:style-name="gr36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35" draw:layer="layout" svg:width="25.197cm" svg:height="13.856cm" svg:x="1.399cm" svg:y="4.899cm">
          <text:list text:style-name="L11">
            <text:list-item>
              <text:p><text:span text:style-name="T4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3" draw:text-style-name="P10" draw:layer="layout" svg:width="25.199cm" svg:height="3.701cm" svg:x="1.4cm" svg:y="0.219cm" presentation:class="title" presentation:user-transformed="true">
          <draw:text-box>
            <text:p><text:span text:style-name="T6">Method &amp; Constructor References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 text:style-name="P30"><text:span text:style-name="T46">Provide a way to refer to a method / constructor without invoking it</text:span></text:p>
              </text:list-item>
              <text:list-item>
                <text:p text:style-name="P30"><text:span text:style-name="T46">Examples:</text:span></text:p>
                <text:list>
                  <text:list-header>
                    <text:p text:style-name="P16"><text:span text:style-name="T67">System:</text:span><text:span text:style-name="T68">:getProperty</text:span><text:span text:style-name="T68"><text:line-break/></text:span><text:span text:style-name="T68">"abc"::length </text:span><text:span text:style-name="T68"><text:line-break/></text:span><text:span text:style-name="T67">String:</text:span><text:span text:style-name="T68">:length </text:span><text:span text:style-name="T68"><text:line-break/></text:span><text:span text:style-name="T69">super</text:span><text:span text:style-name="T68">::toString </text:span><text:span text:style-name="T68"><text:line-break/></text:span><text:span text:style-name="T67">ArrayList:</text:span><text:span text:style-name="T68">:</text:span><text:span text:style-name="T69">new</text:span><text:span text:style-name="T68"> </text:span><text:span text:style-name="T68"><text:line-break/></text:span><text:span text:style-name="T70">int</text:span><text:span text:style-name="T68">[]::</text:span><text:span text:style-name="T69">new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7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Basic_20_Layout" presentation:presentation-page-layout-name="AL2T1">
        <office:forms form:automatic-focus="false" form:apply-design-mode="false"/>
        <draw:custom-shape draw:name="CustomShape 1" draw:style-name="gr38" draw:text-style-name="P34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><text:span text:style-name="T6">JSR 310 – java.time</text:span></text:p>
          </draw:text-box>
        </draw:frame>
        <draw:frame presentation:style-name="pr19" draw:layer="layout" svg:width="25.212cm" svg:height="15.399cm" svg:x="1.423cm" svg:y="4.33cm" presentation:class="outline">
          <draw:text-box>
            <text:list text:style-name="L3">
              <text:list-item>
                <text:p>Almost <text:a xlink:href="http://www.joda.org/joda-time/" xlink:type="simple">JodaTime</text:a> — very widely used 3<text:span text:style-name="T71">rd</text:span> party Java package for time/date operations</text:p>
              </text:list-item>
              <text:list-item>
                <text:p>All the Java Time classes are immutable and thread-safe. </text:p>
              </text:list-item>
              <text:list-item>
                <text:p>Based on the<text:span text:style-name="T44"> ISO 8601 </text:span>calendar system, the de facto world Gregorian calendar</text:p>
              </text:list-item>
              <text:list-item>
                <text:p>Support for other calendar systems provided in <text:span text:style-name="T44">java.time.calendar</text:span> and <text:span text:style-name="T44">java.time.temporal</text:span> packages. </text:p>
              </text:list-item>
              <text:list-item>
                <text:p>Besides classes for dates and times, the API also has classes for <text:span text:style-name="T44">clocks</text:span>, <text:span text:style-name="T44">periods</text:span> and <text:span text:style-name="T44">durations</text:span>, and <text:span text:style-name="T44">enums</text:span> for month and day-of-week.</text:p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8" presentation:class="page"/>
          <draw:frame presentation:style-name="pr11" draw:text-style-name="P12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29" draw:style-name="dp4" draw:master-page-name="Basic_20_Layout" presentation:presentation-page-layout-name="AL2T1">
        <office:forms form:automatic-focus="false" form:apply-design-mode="false"/>
        <draw:frame presentation:style-name="pr20" draw:text-style-name="P10" draw:layer="layout" svg:width="26.615cm" svg:height="2.404cm" svg:x="1.383cm" svg:y="0.952cm" presentation:class="title">
          <draw:text-box>
            <text:p><text:span text:style-name="T6">More things</text:span></text:p>
          </draw:text-box>
        </draw:frame>
        <draw:frame presentation:style-name="pr24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72">Java 8 has almost 50 new features</text:span></text:p>
              </text:list-item>
              <text:list-item>
                <text:p><text:span text:style-name="T72">Some other of them:</text:span></text:p>
                <text:list>
                  <text:list-item>
                    <text:p><text:span text:style-name="T44">Base64 </text:span><text:span text:style-name="T72">encoding</text:span></text:p>
                  </text:list-item>
                  <text:list-item>
                    <text:p><text:span text:style-name="T44">java.util.concurrent </text:span><text:span text:style-name="T72">package</text:span><text:span text:style-name="T72"><text:line-break/></text:span><text:span text:style-name="T72">e.g for</text:span><text:span text:style-name="T44"> parallelSort()</text:span><text:span text:style-name="T72"> of arrays</text:span></text:p>
                  </text:list-item>
                  <text:list-item>
                    <text:p><text:span text:style-name="T44">TLS1.2</text:span><text:span text:style-name="T72"> by default,</text:span><text:span text:style-name="T72"><text:line-break/></text:span><text:span text:style-name="T72">Invocation of AES encryption in hardware using </text:span><text:span text:style-name="T44">UseAES</text:span><text:span text:style-name="T72"> and </text:span><text:span text:style-name="T44">UseAESIntrinsics</text:span><text:span text:style-name="T72"> </text:span></text:p>
                  </text:list-item>
                  <text:list-item>
                    <text:p><text:span text:style-name="T44">JavaFX</text:span><text:span text:style-name="T72"> improvements</text:span></text:p>
                  </text:list-item>
                </text:list>
              </text:list-item>
              <text:list-item>
                <text:p><text:span text:style-name="T72">See more at: </text:span><text:span text:style-name="T72"><text:a xlink:href="http://www.oracle.com/technetwork/java/javase/8-whats-new-2157071.html" xlink:type="simple">http://www.oracle.com/technetwork/java/javase/8-whats-new-2157071.html</text:a></text:span></text:p>
              </text:list-item>
            </text:list>
          </draw:text-box>
        </draw:frame>
        <presentation:notes draw:style-name="dp3">
          <draw:page-thumbnail draw:style-name="gr1" draw:layer="layout" svg:width="13.921cm" svg:height="11.136cm" svg:x="3.538cm" svg:y="2.256cm" draw:page-number="29" presentation:class="page"/>
          <draw:frame presentation:style-name="pr11" draw:text-style-name="P11" draw:layer="layout" svg:width="16.798cm" svg:height="13.363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_34__5f_Custom_20_Layout">
        <office:forms form:automatic-focus="false" form:apply-design-mode="false"/>
        <draw:frame draw:name="Rectangle 2" presentation:style-name="pr25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Questions and Comments</text:span></text:p>
          </draw:text-box>
        </draw:frame>
        <presentation:notes draw:style-name="dp2">
          <office:forms form:automatic-focus="false" form:apply-design-mode="false"/>
          <draw:page-thumbnail draw:name="Rectangle 2" draw:style-name="gr1" draw:layer="layout" svg:width="14.123cm" svg:height="10.258cm" svg:x="3.53cm" svg:y="2.05cm" draw:page-number="30" presentation:class="page"/>
          <draw:frame draw:name="Rectangle 3" presentation:style-name="pr26" draw:text-style-name="P39" draw:layer="layout" svg:width="16.948cm" svg:height="12.311cm" svg:x="2.117cm" svg:y="12.994cm" presentation:class="notes" presentation:user-transformed="true">
            <draw:text-box>
              <text:p text:style-name="P37"><text:span text:style-name="T73">Faculty Notes:</text:span></text:p>
              <text:p text:style-name="P37"><text:span text:style-name="T74">Ask the participants if they have any questions or comments.</text:span></text:p>
              <text:p text:style-name="P38"><text:span text:style-name="T73"/></text:p>
              <text:p text:style-name="P38"><text:span text:style-name="T73">Participant Notes: </text:span></text:p>
              <text:p text:style-name="P38"><text:span text:style-name="T74">N/A </text:span></text:p>
              <text:p text:style-name="P38"><text:span text:style-name="T74"/></text:p>
              <text:p text:style-name="P37"><text:span text:style-name="T74"/></text:p>
            </draw:text-box>
          </draw:frame>
          <draw:frame draw:name="Header Placeholder 7" presentation:style-name="pr27" draw:text-style-name="P41" draw:layer="layout" svg:width="9.18cm" svg:height="1.367cm" svg:x="0cm" svg:y="0cm" presentation:class="header" presentation:user-transformed="true">
            <draw:text-box>
              <text:p text:style-name="P40"><text:span text:style-name="T3">ADF 2.0: Java: JDBC</text:span></text:p>
            </draw:text-box>
          </draw:frame>
          <draw:frame draw:name="Footer Placeholder 6" presentation:style-name="pr28" draw:text-style-name="P41" draw:layer="layout" svg:width="9.18cm" svg:height="1.367cm" svg:x="0cm" svg:y="25.985cm" presentation:class="footer" presentation:user-transformed="true">
            <draw:text-box>
              <text:p text:style-name="P40"><text:span text:style-name="T3">Copyright © Accenture 2012</text:span></text:p>
            </draw:text-box>
          </draw:frame>
          <draw:frame draw:name="Slide Number Placeholder 8" presentation:style-name="pr28" draw:text-style-name="P43" draw:layer="layout" svg:width="9.18cm" svg:height="1.367cm" svg:x="12cm" svg:y="25.985cm" presentation:class="page-number" presentation:user-transformed="true">
            <draw:text-box>
              <text:p text:style-name="P42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Calibri" svg:font-family="Calibri"/>
    <style:font-face style:name="Consolas2" svg:font-family="Consolas"/>
    <style:font-face style:name="Consolas" svg:font-family="Consolas, 'Lucida Console'"/>
    <style:font-face style:name="DejaVu Sans2" svg:font-family="'DejaVu Sans'"/>
    <style:font-face style:name="Times New Roman1" svg:font-family="'Times New Roman'"/>
    <style:font-face style:name="Arial4" svg:font-family="Arial" style:font-family-generic="modern"/>
    <style:font-face style:name="DejaVu Sans Mono" svg:font-family="'DejaVu Sans Mono'" style:font-family-generic="modern"/>
    <style:font-face style:name="Arial5" svg:font-family="Arial" style:font-family-generic="roman"/>
    <style:font-face style:name="Liberation Sans3" svg:font-family="'Liberation Sans'" style:font-family-generic="roman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ff0000" draw:end-color="#ffd1d1" draw:start-intensity="100%" draw:end-intensity="100%" draw:angle="900" draw:border="0%"/>
    <draw:gradient draw:name="Gradient_20_3" draw:display-name="Gradient 3" draw:style="linear" draw:start-color="#ffff00" draw:end-color="#fffff0" draw:start-intensity="100%" draw:end-intensity="100%" draw:angle="900" draw:border="0%"/>
    <draw:gradient draw:name="Gradient_20_4" draw:display-name="Gradient 4" draw:style="linear" draw:start-color="#8bbfee" draw:end-color="#0073d9" draw:start-intensity="100%" draw:end-intensity="100%" draw:angle="1350" draw:border="0%"/>
    <draw:gradient draw:name="Gradient_20_5" draw:display-name="Gradient 5" draw:style="linear" draw:start-color="#993300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klusējuma-background" style:family="presentation">
      <style:graphic-properties draw:stroke="none" draw:fill="solid" draw:fill-color="#ffffff"/>
      <style:text-properties style:letter-kerning="true"/>
    </style:style>
    <style:style style:name="Noklusēju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klusēju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auto-grow-height="false" draw:fit-to-size="shrink-to-fit">
        <text:list-style style:name="Noklusēju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Noklusējuma-outline3" style:family="presentation" style:parent-style-name="Noklusējuma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oklusējuma-outline4" style:family="presentation" style:parent-style-name="Noklusējuma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oklusējuma-outline5" style:family="presentation" style:parent-style-name="Noklusējum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klusējuma-outline6" style:family="presentation" style:parent-style-name="Noklusējum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klusējuma-outline7" style:family="presentation" style:parent-style-name="Noklusējum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klusējuma-outline8" style:family="presentation" style:parent-style-name="Noklusējum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klusējuma-outline9" style:family="presentation" style:parent-style-name="Noklusējum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oklusējuma-subtitle" style:family="presentation">
      <style:graphic-properties draw:stroke="none" draw:fill="none" draw:textarea-vertical-align="middle">
        <text:list-style style:name="Noklusēju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vertical-align="middle">
        <text:list-style style:name="Noklusēju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background" style:display-name="Basic Layout-background" style:family="presentation">
      <style:graphic-properties draw:stroke="none" draw:fill="solid" draw:fill-color="#ffffff"/>
      <style:text-properties style:letter-kerning="true"/>
    </style:style>
    <style:style style:name="Basic_20_Layout-backgroundobjects" style:display-name="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_20_Layout-notes" style:display-name="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asic_20_Layout-outline1" style:display-name="Basic Layout-outline1" style:family="presentation">
      <style:graphic-properties draw:stroke="none" draw:fill="none" draw:auto-grow-height="false" draw:fit-to-size="shrink-to-fit">
        <text:list-style style:name="Basic_20_Layout-outline1" style:display-name="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outline2" style:display-name="Basic Layout-outline2" style:family="presentation" style:parent-style-name="Basic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ic_20_Layout-outline3" style:display-name="Basic Layout-outline3" style:family="presentation" style:parent-style-name="Basic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sic_20_Layout-outline4" style:display-name="Basic Layout-outline4" style:family="presentation" style:parent-style-name="Basic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sic_20_Layout-outline5" style:display-name="Basic Layout-outline5" style:family="presentation" style:parent-style-name="Basic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asic_20_Layout-outline6" style:display-name="Basic Layout-outline6" style:family="presentation" style:parent-style-name="Basic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asic_20_Layout-outline7" style:display-name="Basic Layout-outline7" style:family="presentation" style:parent-style-name="Basic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asic_20_Layout-outline8" style:display-name="Basic Layout-outline8" style:family="presentation" style:parent-style-name="Basic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asic_20_Layout-outline9" style:display-name="Basic Layout-outline9" style:family="presentation" style:parent-style-name="Basic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asic_20_Layout-subtitle" style:display-name="Basic Layout-subtitle" style:family="presentation">
      <style:graphic-properties draw:stroke="none" draw:fill="none" draw:textarea-vertical-align="middle">
        <text:list-style style:name="Basic_20_Layout-subtitle" style:display-name="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_20_Layout-title" style:display-name="Basic Layout-title" style:family="presentation">
      <style:graphic-properties draw:stroke="none" draw:fill="none" draw:textarea-vertical-align="middle">
        <text:list-style style:name="Basic_20_Layout-title" style:display-name="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.7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6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1.6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cm" fo:margin-bottom="0.48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.299999237060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cm" fo:margin-bottom="0.36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1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cm" fo:margin-bottom="0.24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3999996185303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0000" draw:textarea-vertical-align="top" draw:auto-grow-height="false" fo:min-height="1.203cm" fo:min-width="0.48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top" draw:auto-grow-height="false" fo:min-height="1.203cm" fo:min-width="0.50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00" draw:textarea-vertical-align="top" draw:auto-grow-height="false" fo:min-height="1.203cm" fo:min-width="0.79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top" draw:auto-grow-height="false" fo:min-height="1.203cm" fo:min-width="0.628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4" draw:textarea-vertical-align="top" draw:auto-grow-height="false" fo:min-height="1.043cm" fo:min-width="1.2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993300" draw:textarea-vertical-align="top" draw:auto-grow-height="false" fo:min-height="2.973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5" draw:textarea-vertical-align="top" draw:auto-grow-height="false" fo:min-height="0cm" fo:min-width="26.08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7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 style:list-style-name="ML14">
      <style:graphic-properties draw:stroke="none" svg:stroke-width="0.026cm" draw:stroke-linejoin="miter" draw:fill="none" draw:textarea-vertical-align="top" draw:auto-grow-height="true" draw:fit-to-size="false" fo:min-height="0.447cm" fo:padding-top="0.125cm" fo:padding-bottom="0.125cm" fo:padding-left="0.25cm" fo:padding-right="0.25cm" fo:wrap-option="wrap"/>
    </style:style>
    <style:style style:name="M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7" style:family="graphic" style:parent-style-name="standard" style:list-style-name="ML14">
      <style:graphic-properties draw:stroke="none" svg:stroke-width="0.026cm" draw:stroke-linejoin="miter" draw:fill="none" draw:textarea-vertical-align="top" draw:auto-grow-height="true" draw:fit-to-size="false" fo:min-height="0.447cm" fo:padding-top="0.125cm" fo:padding-bottom="0.125cm" fo:padding-left="0.25cm" fo:padding-right="0.25cm" fo:wrap-option="wrap"/>
    </style:style>
    <style:style style:name="Mgr18" style:family="graphic">
      <style:graphic-properties draw:stroke="none" svg:stroke-width="0.026cm" draw:stroke-linejoin="miter" draw:fill="none" draw:textarea-vertical-align="top" draw:auto-grow-height="true" draw:fit-to-size="false" fo:min-height="0.448cm" fo:min-width="0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1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5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6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9" style:family="presentation" style:parent-style-name="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20" style:family="presentation" style:parent-style-name="Basic_20_Layout-backgroundobjects">
      <style:graphic-properties draw:stroke="none" draw:fill="none" draw:fill-color="#ffffff" draw:auto-grow-height="false" fo:min-height="1.291cm"/>
    </style:style>
    <style:style style:name="Mpr21" style:family="presentation" style:parent-style-name="Basic_20_Layout-backgroundobjects">
      <style:graphic-properties draw:stroke="none" draw:fill="none" draw:fill-color="#ffffff" draw:textarea-vertical-align="bottom" draw:auto-grow-height="false" fo:min-height="1.291cm"/>
    </style:style>
    <style:style style:name="Mpr22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23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24" style:family="presentation" style:parent-style-name="_35__5f_Basic_20_Layout-backgroundobjects">
      <style:graphic-properties draw:stroke="none" draw:fill="none" draw:fill-color="#ffffff" draw:auto-grow-height="false" fo:min-height="1.291cm"/>
    </style:style>
    <style:style style:name="Mpr25" style:family="presentation" style:parent-style-name="_35__5f_Basic_20_Layout-backgroundobjects">
      <style:graphic-properties draw:stroke="none" draw:fill="none" draw:fill-color="#ffffff" draw:textarea-vertical-align="bottom" draw:auto-grow-height="false" fo:min-height="1.291cm"/>
    </style:style>
    <style:style style:name="Mpr26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27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28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29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text-align="start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text-align="start" style:font-independent-line-spacing="true"/>
      <style:text-properties fo:font-size="2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font-variant="normal" fo:text-transform="none" fo:color="#2a3b4c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6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59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klusējuma" style:page-layout-name="PM1" draw:style-name="Mdp2">
      <draw:frame presentation:style-name="Noklusējuma-title" draw:layer="backgroundobjects" svg:width="25.199cm" svg:height="3.506cm" svg:x="1.4cm" svg:y="0.837cm" presentation:class="title" presentation:placeholder="true">
        <draw:text-box/>
      </draw:frame>
      <draw:frame presentation:style-name="Noklusējuma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Noklusējuma-title" draw:layer="backgroundobjects" svg:width="14.848cm" svg:height="11.136cm" svg:x="3.075cm" svg:y="2.257cm" presentation:class="page"/>
        <draw:frame presentation:style-name="Noklusējuma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lank_20_Slide" style:display-name="Blank Slide" style:page-layout-name="PM1" draw:style-name="Mdp2">
      <draw:frame draw:name="Picture 5" draw:style-name="Mgr3" draw:text-style-name="MP4" draw:layer="backgroundobjects" svg:width="2.74cm" svg:height="1.948cm" svg:x="12.6cm" svg:y="16.333cm">
        <draw:image xlink:href="Pictures/10000000000000640000004701AAA3227D14AF8B.png" xlink:type="simple" xlink:show="embed" xlink:actuate="onLoad">
          <text:p/>
        </draw:image>
      </draw:frame>
      <draw:custom-shape draw:name="CustomShape 1" draw:style-name="Mgr4" draw:text-style-name="MP4" draw:layer="backgroundobjects" svg:width="0.986cm" svg:height="1.452cm" svg:x="1.71cm" svg:y="8.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4" draw:layer="backgroundobjects" svg:width="1.005cm" svg:height="1.452cm" svg:x="2.527cm" svg:y="8.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4" draw:layer="backgroundobjects" svg:width="1.292cm" svg:height="1.452cm" svg:x="1.735cm" svg:y="9.3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4" draw:layer="backgroundobjects" svg:width="1.127cm" svg:height="1.452cm" svg:x="2.868cm" svg:y="9.3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4" draw:layer="backgroundobjects" svg:width="1.715cm" svg:height="1.292cm" svg:x="0.466cm" svg:y="9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9" draw:text-style-name="MP4" draw:layer="backgroundobjects" svg:width="0.096cm" svg:height="3.222cm" svg:x="2.41cm" svg:y="7.4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0" draw:text-style-name="MP4" draw:layer="backgroundobjects" svg:width="26.589cm" svg:height="0.14cm" svg:x="0.967cm" svg:y="9.99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Mpr7" draw:text-style-name="MP5" draw:layer="backgroundobjects" svg:width="25.198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5.199cm" svg:height="3.506cm" svg:x="1.4cm" svg:y="0.837cm" presentation:class="title" presentation:placeholder="true">
        <draw:text-box/>
      </draw:frame>
      <draw:frame presentation:style-name="Blank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draw:frame draw:name="Picture 5" draw:style-name="Mgr3" draw:text-style-name="MP4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14" draw:text-style-name="MP7" draw:layer="backgroundobjects" svg:width="11.199cm" svg:height="1.759cm" svg:x="1.437cm" svg:y="5.584cm" presentation:class="title" presentation:user-transformed="true">
        <draw:text-box>
          <text:p text:style-name="MP6"><text:span text:style-name="MT2">Click to edit Master</text:span></text:p>
        </draw:text-box>
      </draw:frame>
      <draw:frame draw:name="Rectangle 4" presentation:style-name="Mpr15" draw:text-style-name="MP9" draw:layer="backgroundobjects" svg:width="10.499cm" svg:height="4.115cm" svg:x="1.437cm" svg:y="7.459cm" presentation:class="subtitle" presentation:user-transformed="true">
        <draw:text-box>
          <text:p text:style-name="MP8"><text:span text:style-name="MT3">Click to edit Master subtitle</text:span></text:p>
        </draw:text-box>
      </draw:frame>
      <draw:frame draw:name="Picture 15" draw:style-name="Mgr3" draw:text-style-name="MP4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11" draw:text-style-name="MP4" draw:layer="backgroundobjects" svg:x1="1.403cm" svg:y1="3.569cm" svg:x2="27.97cm" svg:y2="3.569cm">
        <text:p/>
      </draw:line>
      <draw:frame draw:name="Picture 18" draw:style-name="Mgr3" draw:text-style-name="MP4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4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12" draw:text-style-name="MP11" draw:layer="backgroundobjects" svg:width="25.554cm" svg:height="0.766cm" svg:x="1.157cm" svg:y="19.983cm">
        <text:p text:style-name="MP10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514cm" svg:height="11.995cm" svg:x="3.419cm" svg:y="2.431cm" presentation:class="page"/>
        <draw:frame presentation:style-name="Custom_20_Layout-notes" draw:layer="backgroundobjects" svg:width="18.683cm" svg:height="14.394cm" svg:x="2.335cm" svg:y="15.194cm" presentation:class="notes" presentation:placeholder="true">
          <draw:text-box/>
        </draw:frame>
        <draw:frame presentation:style-name="Mpr16" draw:text-style-name="MP1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135cm" svg:height="1.598cm" svg:x="13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135cm" svg:height="1.598cm" svg:x="13.219cm" svg:y="30.3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ic_20_Layout" style:display-name="Basic Layout" style:page-layout-name="PM1" draw:style-name="Mdp2">
      <draw:frame draw:name="Content Placeholder 2" presentation:style-name="Mpr18" draw:text-style-name="MP18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9" draw:text-style-name="MP18" draw:layer="backgroundobjects" svg:width="26.615cm" svg:height="2.404cm" svg:x="1.383cm" svg:y="0.952cm" presentation:class="title" presentation:user-transformed="true">
        <draw:text-box>
          <text:p text:style-name="MP6"><text:span text:style-name="MT11">Click to edit the title text formatClick to edit Master title style</text:span></text:p>
        </draw:text-box>
      </draw:frame>
      <draw:line draw:name="Straight Connector 5" draw:style-name="Mgr13" draw:text-style-name="MP4" draw:layer="backgroundobjects" svg:x1="1.402cm" svg:y1="3.56cm" svg:x2="28cm" svg:y2="3.56cm">
        <text:p/>
      </draw:line>
      <draw:custom-shape draw:name="Rectangle 7" draw:style-name="Mgr14" draw:text-style-name="MP11" draw:layer="backgroundobjects" svg:width="25.554cm" svg:height="0.697cm" svg:x="1.157cm" svg:y="19.983cm">
        <text:p text:style-name="MP10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asic_20_Layout-title" draw:layer="backgroundobjects" svg:width="13.921cm" svg:height="11.136cm" svg:x="3.538cm" svg:y="2.256cm" presentation:class="page"/>
        <draw:frame presentation:style-name="Basic_20_Layout-notes" draw:layer="backgroundobjects" svg:width="16.798cm" svg:height="13.363cm" svg:x="2.099cm" svg:y="14.106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draw:frame draw:name="Picture 8" draw:style-name="Mgr15" draw:text-style-name="MP4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22" draw:text-style-name="MP18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3"><text:span text:style-name="MT15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16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5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3" draw:text-style-name="MP18" draw:layer="backgroundobjects" svg:width="26.615cm" svg:height="2.404cm" svg:x="1.383cm" svg:y="0.952cm" presentation:class="title" presentation:user-transformed="true">
        <draw:text-box>
          <text:p text:style-name="MP6"><text:span text:style-name="MT20">Click to edit the title text formatClick to edit Master title style</text:span></text:p>
        </draw:text-box>
      </draw:frame>
      <draw:line draw:name="Straight Connector 5" draw:style-name="Mgr16" draw:text-style-name="MP4" draw:layer="backgroundobjects" svg:x1="1.402cm" svg:y1="3.56cm" svg:x2="28cm" svg:y2="3.56cm">
        <text:p/>
      </draw:line>
      <draw:custom-shape draw:name="Rectangle 6" draw:style-name="Mgr17" draw:text-style-name="MP11" draw:layer="backgroundobjects" svg:width="25.554cm" svg:height="0.697cm" svg:x="1.157cm" svg:y="19.983cm">
        <text:p text:style-name="MP10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5__5f_Basic_20_Layout-title" draw:layer="backgroundobjects" svg:width="13.921cm" svg:height="11.136cm" svg:x="3.538cm" svg:y="2.256cm" presentation:class="page"/>
        <draw:frame presentation:style-name="_35__5f_Basic_20_Layout-notes" draw:layer="backgroundobjects" svg:width="16.798cm" svg:height="13.363cm" svg:x="2.099cm" svg:y="14.106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office:forms form:automatic-focus="false" form:apply-design-mode="false"/>
      <draw:frame draw:name="Picture 2" draw:style-name="Mgr3" draw:text-style-name="MP4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26" draw:text-style-name="MP7" draw:layer="backgroundobjects" svg:width="11.199cm" svg:height="1.759cm" svg:x="1.437cm" svg:y="5.584cm" presentation:class="title" presentation:user-transformed="true">
        <draw:text-box>
          <text:p text:style-name="MP6"><text:span text:style-name="MT2">Click to edit Master</text:span></text:p>
        </draw:text-box>
      </draw:frame>
      <draw:frame draw:name="Rectangle 4" presentation:style-name="Mpr27" draw:text-style-name="MP9" draw:layer="backgroundobjects" svg:width="10.499cm" svg:height="4.115cm" svg:x="1.437cm" svg:y="7.459cm" presentation:class="subtitle" presentation:user-transformed="true">
        <draw:text-box>
          <text:p text:style-name="MP8"><text:span text:style-name="MT3">Click to edit Master subtitle</text:span></text:p>
        </draw:text-box>
      </draw:frame>
      <draw:frame draw:name="Picture 15" draw:style-name="Mgr3" draw:text-style-name="MP4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11" draw:text-style-name="MP4" draw:layer="backgroundobjects" svg:x1="1.403cm" svg:y1="3.569cm" svg:x2="27.97cm" svg:y2="3.569cm">
        <text:p/>
      </draw:line>
      <draw:frame draw:name="Picture 18" draw:style-name="Mgr3" draw:text-style-name="MP4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4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8" draw:text-style-name="MP11" draw:layer="Background objects" svg:width="25.554cm" svg:height="0.697cm" svg:x="1.157cm" svg:y="20.174cm">
        <text:p text:style-name="MP19"><text:span text:style-name="MT21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331cm" svg:height="11.136cm" svg:x="2.832cm" svg:y="2.255cm" presentation:class="page"/>
        <draw:frame presentation:style-name="_34__5f_Custom_20_Layout-notes" draw:layer="backgroundobjects" svg:width="16.798cm" svg:height="13.364cm" svg:x="2.098cm" svg:y="14.105cm" presentation:class="notes" presentation:placeholder="true">
          <draw:text-box/>
        </draw:frame>
        <draw:frame presentation:style-name="Mpr28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2cm" svg:height="1.483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2cm" svg:height="1.483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4:45:26.522896791</meta:creation-date>
    <meta:generator>LibreOffice/4.2.8.2$Linux_X86_64 LibreOffice_project/420m0$Build-2</meta:generator>
    <dc:date>2016-02-26T10:47:54.542897038</dc:date>
    <meta:editing-duration>PT8H3S</meta:editing-duration>
    <meta:editing-cycles>126</meta:editing-cycles>
    <meta:document-statistic meta:object-count="284"/>
  </office:meta>
</office:document-meta>
</file>